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ext-properties fo:color="#000000"/>
    </style:style>
    <style:style style:name="ce46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5493240" table:style-name="ce5">
            <text:p>5.493.240</text:p>
          </table:table-cell>
          <table:table-cell office:value-type="float" office:value="833000" table:style-name="ce5">
            <text:p>833.000</text:p>
          </table:table-cell>
          <table:table-cell office:value-type="float" office:value="1455800" table:style-name="ce5">
            <text:p>1.455.800</text:p>
          </table:table-cell>
          <table:table-cell office:value-type="float" office:value="299300" table:style-name="ce5">
            <text:p>299.300</text:p>
          </table:table-cell>
          <table:table-cell office:value-type="float" office:value="8081340" table:style-name="ce6">
            <text:p>8.081.340</text:p>
          </table:table-cell>
          <table:table-cell office:value-type="float" office:value="7908236" table:style-name="ce6">
            <text:p>7.908.236</text:p>
          </table:table-cell>
          <table:table-cell office:value-type="percentage" office:value="0.97857978998532424" table:style-name="ce7">
            <text:p>97,9%</text:p>
          </table:table-cell>
          <table:table-cell office:value-type="float" office:value="4740714" table:style-name="ce5">
            <text:p>4.740.714</text:p>
          </table:table-cell>
          <table:table-cell office:value-type="float" office:value="3329693" table:style-name="ce5">
            <text:p>3.329.693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974925" table:style-name="ce5">
            <text:p>974.925</text:p>
          </table:table-cell>
          <table:table-cell office:value-type="float" office:value="136100" table:style-name="ce5">
            <text:p>136.100</text:p>
          </table:table-cell>
          <table:table-cell office:value-type="float" office:value="228700" table:style-name="ce5">
            <text:p>228.700</text:p>
          </table:table-cell>
          <table:table-cell office:value-type="float" office:value="46800" table:style-name="ce5">
            <text:p>46.800</text:p>
          </table:table-cell>
          <table:table-cell office:value-type="float" office:value="1386525" table:style-name="ce6">
            <text:p>1.386.525</text:p>
          </table:table-cell>
          <table:table-cell office:value-type="float" office:value="1286210" table:style-name="ce6">
            <text:p>1.286.210</text:p>
          </table:table-cell>
          <table:table-cell office:value-type="percentage" office:value="0.92765006040280562" table:style-name="ce7">
            <text:p>92,8%</text:p>
          </table:table-cell>
          <table:table-cell office:value-type="float" office:value="764348" table:style-name="ce5">
            <text:p>764.348</text:p>
          </table:table-cell>
          <table:table-cell office:value-type="float" office:value="582092" table:style-name="ce5">
            <text:p>582.092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831605" table:style-name="ce5">
            <text:p>831.605</text:p>
          </table:table-cell>
          <table:table-cell office:value-type="float" office:value="113200" table:style-name="ce5">
            <text:p>113.200</text:p>
          </table:table-cell>
          <table:table-cell office:value-type="float" office:value="175400" table:style-name="ce5">
            <text:p>175.400</text:p>
          </table:table-cell>
          <table:table-cell office:value-type="float" office:value="36100" table:style-name="ce5">
            <text:p>36.100</text:p>
          </table:table-cell>
          <table:table-cell office:value-type="float" office:value="1156305" table:style-name="ce6">
            <text:p>1.156.305</text:p>
          </table:table-cell>
          <table:table-cell office:value-type="float" office:value="1142562" table:style-name="ce6">
            <text:p>1.142.562</text:p>
          </table:table-cell>
          <table:table-cell office:value-type="percentage" office:value="0.98811472751566409" table:style-name="ce7">
            <text:p>98,8%</text:p>
          </table:table-cell>
          <table:table-cell office:value-type="float" office:value="679509" table:style-name="ce5">
            <text:p>679.509</text:p>
          </table:table-cell>
          <table:table-cell office:value-type="float" office:value="502005" table:style-name="ce5">
            <text:p>502.005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702360" table:style-name="ce5">
            <text:p>702.360</text:p>
          </table:table-cell>
          <table:table-cell office:value-type="float" office:value="106600" table:style-name="ce5">
            <text:p>106.600</text:p>
          </table:table-cell>
          <table:table-cell office:value-type="float" office:value="201400" table:style-name="ce5">
            <text:p>201.400</text:p>
          </table:table-cell>
          <table:table-cell office:value-type="float" office:value="41300" table:style-name="ce5">
            <text:p>41.300</text:p>
          </table:table-cell>
          <table:table-cell office:value-type="float" office:value="1051660" table:style-name="ce6">
            <text:p>1.051.660</text:p>
          </table:table-cell>
          <table:table-cell office:value-type="float" office:value="990169" table:style-name="ce6">
            <text:p>990.169</text:p>
          </table:table-cell>
          <table:table-cell office:value-type="percentage" office:value="0.94152958180400514" table:style-name="ce7">
            <text:p>94,2%</text:p>
          </table:table-cell>
          <table:table-cell office:value-type="float" office:value="610025" table:style-name="ce5">
            <text:p>610.025</text:p>
          </table:table-cell>
          <table:table-cell office:value-type="float" office:value="429101" table:style-name="ce5">
            <text:p>429.101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333770" table:style-name="ce5">
            <text:p>1.333.770</text:p>
          </table:table-cell>
          <table:table-cell office:value-type="float" office:value="199900" table:style-name="ce5">
            <text:p>199.900</text:p>
          </table:table-cell>
          <table:table-cell office:value-type="float" office:value="374400" table:style-name="ce5">
            <text:p>374.400</text:p>
          </table:table-cell>
          <table:table-cell office:value-type="float" office:value="76900" table:style-name="ce5">
            <text:p>76.900</text:p>
          </table:table-cell>
          <table:table-cell office:value-type="float" office:value="1984970" table:style-name="ce6">
            <text:p>1.984.970</text:p>
          </table:table-cell>
          <table:table-cell office:value-type="float" office:value="1888288" table:style-name="ce6">
            <text:p>1.888.288</text:p>
          </table:table-cell>
          <table:table-cell office:value-type="percentage" office:value="0.95129296664433216" table:style-name="ce7">
            <text:p>95,1%</text:p>
          </table:table-cell>
          <table:table-cell office:value-type="float" office:value="1158885" table:style-name="ce5">
            <text:p>1.158.885</text:p>
          </table:table-cell>
          <table:table-cell office:value-type="float" office:value="812995" table:style-name="ce5">
            <text:p>812.995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30125" table:style-name="ce5">
            <text:p>430.125</text:p>
          </table:table-cell>
          <table:table-cell office:value-type="float" office:value="59700" table:style-name="ce5">
            <text:p>59.700</text:p>
          </table:table-cell>
          <table:table-cell office:value-type="float" office:value="100200" table:style-name="ce5">
            <text:p>100.200</text:p>
          </table:table-cell>
          <table:table-cell office:value-type="float" office:value="20550" table:style-name="ce5">
            <text:p>20.550</text:p>
          </table:table-cell>
          <table:table-cell office:value-type="float" office:value="610575" table:style-name="ce6">
            <text:p>610.575</text:p>
          </table:table-cell>
          <table:table-cell office:value-type="float" office:value="548450" table:style-name="ce6">
            <text:p>548.450</text:p>
          </table:table-cell>
          <table:table-cell office:value-type="percentage" office:value="0.89825164803668678" table:style-name="ce7">
            <text:p>89,8%</text:p>
          </table:table-cell>
          <table:table-cell office:value-type="float" office:value="331622" table:style-name="ce5">
            <text:p>331.622</text:p>
          </table:table-cell>
          <table:table-cell office:value-type="float" office:value="231394" table:style-name="ce5">
            <text:p>231.394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946595" table:style-name="ce5">
            <text:p>1.946.595</text:p>
          </table:table-cell>
          <table:table-cell office:value-type="float" office:value="273800" table:style-name="ce5">
            <text:p>273.800</text:p>
          </table:table-cell>
          <table:table-cell office:value-type="float" office:value="411900" table:style-name="ce5">
            <text:p>411.900</text:p>
          </table:table-cell>
          <table:table-cell office:value-type="float" office:value="84650" table:style-name="ce5">
            <text:p>84.650</text:p>
          </table:table-cell>
          <table:table-cell office:value-type="float" office:value="2716945" table:style-name="ce6">
            <text:p>2.716.945</text:p>
          </table:table-cell>
          <table:table-cell office:value-type="float" office:value="2451476" table:style-name="ce6">
            <text:p>2.451.476</text:p>
          </table:table-cell>
          <table:table-cell office:value-type="percentage" office:value="0.90229136033302104" table:style-name="ce7">
            <text:p>90,2%</text:p>
          </table:table-cell>
          <table:table-cell office:value-type="float" office:value="1460712" table:style-name="ce5">
            <text:p>1.460.712</text:p>
          </table:table-cell>
          <table:table-cell office:value-type="float" office:value="1095429" table:style-name="ce5">
            <text:p>1.095.429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422585" table:style-name="ce5">
            <text:p>1.422.585</text:p>
          </table:table-cell>
          <table:table-cell office:value-type="float" office:value="212900" table:style-name="ce5">
            <text:p>212.900</text:p>
          </table:table-cell>
          <table:table-cell office:value-type="float" office:value="350900" table:style-name="ce5">
            <text:p>350.900</text:p>
          </table:table-cell>
          <table:table-cell office:value-type="float" office:value="72375" table:style-name="ce5">
            <text:p>72.375</text:p>
          </table:table-cell>
          <table:table-cell office:value-type="float" office:value="2058760" table:style-name="ce6">
            <text:p>2.058.760</text:p>
          </table:table-cell>
          <table:table-cell office:value-type="float" office:value="1939597" table:style-name="ce6">
            <text:p>1.939.597</text:p>
          </table:table-cell>
          <table:table-cell office:value-type="percentage" office:value="0.9421190425304552" table:style-name="ce7">
            <text:p>94,2%</text:p>
          </table:table-cell>
          <table:table-cell office:value-type="float" office:value="1187133" table:style-name="ce5">
            <text:p>1.187.133</text:p>
          </table:table-cell>
          <table:table-cell office:value-type="float" office:value="821788" table:style-name="ce5">
            <text:p>821.788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221160" table:style-name="ce5">
            <text:p>5.221.160</text:p>
          </table:table-cell>
          <table:table-cell office:value-type="float" office:value="762200" table:style-name="ce5">
            <text:p>762.200</text:p>
          </table:table-cell>
          <table:table-cell office:value-type="float" office:value="1338100" table:style-name="ce5">
            <text:p>1.338.100</text:p>
          </table:table-cell>
          <table:table-cell office:value-type="float" office:value="274850" table:style-name="ce5">
            <text:p>274.850</text:p>
          </table:table-cell>
          <table:table-cell office:value-type="float" office:value="7596310" table:style-name="ce6">
            <text:p>7.596.310</text:p>
          </table:table-cell>
          <table:table-cell office:value-type="float" office:value="7100319" table:style-name="ce6">
            <text:p>7.100.319</text:p>
          </table:table-cell>
          <table:table-cell office:value-type="percentage" office:value="0.93470632451808844" table:style-name="ce7">
            <text:p>93,5%</text:p>
          </table:table-cell>
          <table:table-cell office:value-type="float" office:value="4318671" table:style-name="ce5">
            <text:p>4.318.671</text:p>
          </table:table-cell>
          <table:table-cell office:value-type="float" office:value="2979248" table:style-name="ce5">
            <text:p>2.979.248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322990" table:style-name="ce5">
            <text:p>3.322.990</text:p>
          </table:table-cell>
          <table:table-cell office:value-type="float" office:value="486400" table:style-name="ce5">
            <text:p>486.400</text:p>
          </table:table-cell>
          <table:table-cell office:value-type="float" office:value="869800" table:style-name="ce5">
            <text:p>869.800</text:p>
          </table:table-cell>
          <table:table-cell office:value-type="float" office:value="178800" table:style-name="ce5">
            <text:p>178.800</text:p>
          </table:table-cell>
          <table:table-cell office:value-type="float" office:value="4857990" table:style-name="ce6">
            <text:p>4.857.990</text:p>
          </table:table-cell>
          <table:table-cell office:value-type="float" office:value="4379539" table:style-name="ce6">
            <text:p>4.379.539</text:p>
          </table:table-cell>
          <table:table-cell office:value-type="percentage" office:value="0.90151255972120159" table:style-name="ce7">
            <text:p>90,2%</text:p>
          </table:table-cell>
          <table:table-cell office:value-type="float" office:value="2634927" table:style-name="ce5">
            <text:p>2.634.927</text:p>
          </table:table-cell>
          <table:table-cell office:value-type="float" office:value="1901688" table:style-name="ce5">
            <text:p>1.901.688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783395" table:style-name="ce5">
            <text:p>783.395</text:p>
          </table:table-cell>
          <table:table-cell office:value-type="float" office:value="108100" table:style-name="ce5">
            <text:p>108.100</text:p>
          </table:table-cell>
          <table:table-cell office:value-type="float" office:value="183000" table:style-name="ce5">
            <text:p>183.000</text:p>
          </table:table-cell>
          <table:table-cell office:value-type="float" office:value="37600" table:style-name="ce5">
            <text:p>37.600</text:p>
          </table:table-cell>
          <table:table-cell office:value-type="float" office:value="1112095" table:style-name="ce6">
            <text:p>1.112.095</text:p>
          </table:table-cell>
          <table:table-cell office:value-type="float" office:value="1088911" table:style-name="ce6">
            <text:p>1.088.911</text:p>
          </table:table-cell>
          <table:table-cell office:value-type="percentage" office:value="0.97915286014234393" table:style-name="ce7">
            <text:p>97,9%</text:p>
          </table:table-cell>
          <table:table-cell office:value-type="float" office:value="650990" table:style-name="ce5">
            <text:p>650.990</text:p>
          </table:table-cell>
          <table:table-cell office:value-type="float" office:value="488834" table:style-name="ce5">
            <text:p>488.834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103775" table:style-name="ce5">
            <text:p>2.103.775</text:p>
          </table:table-cell>
          <table:table-cell office:value-type="float" office:value="288200" table:style-name="ce5">
            <text:p>288.200</text:p>
          </table:table-cell>
          <table:table-cell office:value-type="float" office:value="464800" table:style-name="ce5">
            <text:p>464.800</text:p>
          </table:table-cell>
          <table:table-cell office:value-type="float" office:value="95700" table:style-name="ce5">
            <text:p>95.700</text:p>
          </table:table-cell>
          <table:table-cell office:value-type="float" office:value="2952475" table:style-name="ce6">
            <text:p>2.952.475</text:p>
          </table:table-cell>
          <table:table-cell office:value-type="float" office:value="2882775" table:style-name="ce6">
            <text:p>2.882.775</text:p>
          </table:table-cell>
          <table:table-cell office:value-type="percentage" office:value="0.97639268749100327" table:style-name="ce7">
            <text:p>97,6%</text:p>
          </table:table-cell>
          <table:table-cell office:value-type="float" office:value="1712125" table:style-name="ce5">
            <text:p>1.712.125</text:p>
          </table:table-cell>
          <table:table-cell office:value-type="float" office:value="1295553" table:style-name="ce5">
            <text:p>1.295.553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30555" table:style-name="ce5">
            <text:p>230.555</text:p>
          </table:table-cell>
          <table:table-cell office:value-type="float" office:value="32100" table:style-name="ce5">
            <text:p>32.100</text:p>
          </table:table-cell>
          <table:table-cell office:value-type="float" office:value="54900" table:style-name="ce5">
            <text:p>54.900</text:p>
          </table:table-cell>
          <table:table-cell office:value-type="float" office:value="11300" table:style-name="ce5">
            <text:p>11.300</text:p>
          </table:table-cell>
          <table:table-cell office:value-type="float" office:value="328855" table:style-name="ce6">
            <text:p>328.855</text:p>
          </table:table-cell>
          <table:table-cell office:value-type="float" office:value="293941" table:style-name="ce6">
            <text:p>293.941</text:p>
          </table:table-cell>
          <table:table-cell office:value-type="percentage" office:value="0.89383162792112025" table:style-name="ce7">
            <text:p>89,4%</text:p>
          </table:table-cell>
          <table:table-cell office:value-type="float" office:value="169092" table:style-name="ce5">
            <text:p>169.092</text:p>
          </table:table-cell>
          <table:table-cell office:value-type="float" office:value="140355" table:style-name="ce5">
            <text:p>140.355</text:p>
          </table:table-cell>
          <table:table-cell office:value-type="date" office:date-value="2021-07-03T00:00:00" table:style-name="ce8">
            <text:p>03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417845" table:style-name="ce5">
            <text:p>4.417.845</text:p>
          </table:table-cell>
          <table:table-cell office:value-type="float" office:value="672900" table:style-name="ce5">
            <text:p>672.900</text:p>
          </table:table-cell>
          <table:table-cell office:value-type="float" office:value="1166300" table:style-name="ce5">
            <text:p>1.166.300</text:p>
          </table:table-cell>
          <table:table-cell office:value-type="float" office:value="239600" table:style-name="ce5">
            <text:p>239.600</text:p>
          </table:table-cell>
          <table:table-cell office:value-type="float" office:value="6496645" table:style-name="ce6">
            <text:p>6.496.645</text:p>
          </table:table-cell>
          <table:table-cell office:value-type="float" office:value="5653448" table:style-name="ce6">
            <text:p>5.653.448</text:p>
          </table:table-cell>
          <table:table-cell office:value-type="percentage" office:value="0.87021039321064952" table:style-name="ce7">
            <text:p>87,0%</text:p>
          </table:table-cell>
          <table:table-cell office:value-type="float" office:value="3409841" table:style-name="ce5">
            <text:p>3.409.841</text:p>
          </table:table-cell>
          <table:table-cell office:value-type="float" office:value="2582176" table:style-name="ce5">
            <text:p>2.582.176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962465" table:style-name="ce5">
            <text:p>962.465</text:p>
          </table:table-cell>
          <table:table-cell office:value-type="float" office:value="142200" table:style-name="ce5">
            <text:p>142.200</text:p>
          </table:table-cell>
          <table:table-cell office:value-type="float" office:value="259900" table:style-name="ce5">
            <text:p>259.900</text:p>
          </table:table-cell>
          <table:table-cell office:value-type="float" office:value="53400" table:style-name="ce5">
            <text:p>53.400</text:p>
          </table:table-cell>
          <table:table-cell office:value-type="float" office:value="1417965" table:style-name="ce6">
            <text:p>1.417.965</text:p>
          </table:table-cell>
          <table:table-cell office:value-type="float" office:value="1306834" table:style-name="ce6">
            <text:p>1.306.834</text:p>
          </table:table-cell>
          <table:table-cell office:value-type="percentage" office:value="0.92162641532054745" table:style-name="ce7">
            <text:p>92,2%</text:p>
          </table:table-cell>
          <table:table-cell office:value-type="float" office:value="791784" table:style-name="ce5">
            <text:p>791.784</text:p>
          </table:table-cell>
          <table:table-cell office:value-type="float" office:value="564323" table:style-name="ce5">
            <text:p>564.323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457035" table:style-name="ce5">
            <text:p>457.035</text:p>
          </table:table-cell>
          <table:table-cell office:value-type="float" office:value="68600" table:style-name="ce5">
            <text:p>68.600</text:p>
          </table:table-cell>
          <table:table-cell office:value-type="float" office:value="113700" table:style-name="ce5">
            <text:p>113.700</text:p>
          </table:table-cell>
          <table:table-cell office:value-type="float" office:value="23350" table:style-name="ce5">
            <text:p>23.350</text:p>
          </table:table-cell>
          <table:table-cell office:value-type="float" office:value="662685" table:style-name="ce6">
            <text:p>662.685</text:p>
          </table:table-cell>
          <table:table-cell office:value-type="float" office:value="631577" table:style-name="ce6">
            <text:p>631.577</text:p>
          </table:table-cell>
          <table:table-cell office:value-type="percentage" office:value="0.95305763673540222" table:style-name="ce7">
            <text:p>95,3%</text:p>
          </table:table-cell>
          <table:table-cell office:value-type="float" office:value="382567" table:style-name="ce5">
            <text:p>382.567</text:p>
          </table:table-cell>
          <table:table-cell office:value-type="float" office:value="285480" table:style-name="ce5">
            <text:p>285.480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600380" table:style-name="ce5">
            <text:p>1.600.380</text:p>
          </table:table-cell>
          <table:table-cell office:value-type="float" office:value="222600" table:style-name="ce5">
            <text:p>222.600</text:p>
          </table:table-cell>
          <table:table-cell office:value-type="float" office:value="380800" table:style-name="ce5">
            <text:p>380.800</text:p>
          </table:table-cell>
          <table:table-cell office:value-type="float" office:value="78550" table:style-name="ce5">
            <text:p>78.550</text:p>
          </table:table-cell>
          <table:table-cell office:value-type="float" office:value="2282330" table:style-name="ce6">
            <text:p>2.282.330</text:p>
          </table:table-cell>
          <table:table-cell office:value-type="float" office:value="2178637" table:style-name="ce6">
            <text:p>2.178.637</text:p>
          </table:table-cell>
          <table:table-cell office:value-type="percentage" office:value="0.95456704332852826" table:style-name="ce7">
            <text:p>95,5%</text:p>
          </table:table-cell>
          <table:table-cell office:value-type="float" office:value="1330626" table:style-name="ce5">
            <text:p>1.330.626</text:p>
          </table:table-cell>
          <table:table-cell office:value-type="float" office:value="965800" table:style-name="ce5">
            <text:p>965.800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49950" table:style-name="ce5">
            <text:p>49.950</text:p>
          </table:table-cell>
          <table:table-cell office:value-type="float" office:value="7900" table:style-name="ce5">
            <text:p>7.9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900" table:style-name="ce6">
            <text:p>75.900</text:p>
          </table:table-cell>
          <table:table-cell office:value-type="float" office:value="72717" table:style-name="ce6">
            <text:p>72.717</text:p>
          </table:table-cell>
          <table:table-cell office:value-type="percentage" office:value="0.95806324110671937" table:style-name="ce7">
            <text:p>95,8%</text:p>
          </table:table-cell>
          <table:table-cell office:value-type="float" office:value="44831" table:style-name="ce5">
            <text:p>44.831</text:p>
          </table:table-cell>
          <table:table-cell office:value-type="float" office:value="31925" table:style-name="ce5">
            <text:p>31.925</text:p>
          </table:table-cell>
          <table:table-cell office:value-type="date" office:date-value="2021-07-02T00:00:00" table:style-name="ce8">
            <text:p>0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49950" table:style-name="ce5">
            <text:p>49.950</text:p>
          </table:table-cell>
          <table:table-cell office:value-type="float" office:value="7800" table:style-name="ce5">
            <text:p>7.800</text:p>
          </table:table-cell>
          <table:table-cell office:value-type="float" office:value="15100" table:style-name="ce5">
            <text:p>15.100</text:p>
          </table:table-cell>
          <table:table-cell office:value-type="float" office:value="2950" table:style-name="ce5">
            <text:p>2.950</text:p>
          </table:table-cell>
          <table:table-cell office:value-type="float" office:value="75800" table:style-name="ce6">
            <text:p>75.800</text:p>
          </table:table-cell>
          <table:table-cell office:value-type="float" office:value="66449" table:style-name="ce6">
            <text:p>66.449</text:p>
          </table:table-cell>
          <table:table-cell office:value-type="percentage" office:value="0.87663588390501324" table:style-name="ce7">
            <text:p>87,7%</text:p>
          </table:table-cell>
          <table:table-cell office:value-type="float" office:value="40710" table:style-name="ce5">
            <text:p>40.710</text:p>
          </table:table-cell>
          <table:table-cell office:value-type="float" office:value="31135" table:style-name="ce5">
            <text:p>31.135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6392" table:style-name="ce5">
            <text:p>46.392</text:p>
          </table:table-cell>
          <table:table-cell office:value-type="float" office:value="16300" table:style-name="ce5">
            <text:p>16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170792" table:style-name="ce6">
            <text:p>170.792</text:p>
          </table:table-cell>
          <table:table-cell office:value-type="float" office:value="147742" table:style-name="ce6">
            <text:p>147.742</text:p>
          </table:table-cell>
          <table:table-cell office:value-type="percentage" office:value="0.86504051712023977" table:style-name="ce7">
            <text:p>86,5%</text:p>
          </table:table-cell>
          <table:table-cell office:value-type="float" office:value="85038" table:style-name="ce5">
            <text:p>85.038</text:p>
          </table:table-cell>
          <table:table-cell office:value-type="float" office:value="63611" table:style-name="ce5">
            <text:p>63.611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2490" table:style-name="ce5">
            <text:p>2.490</text:p>
          </table:table-cell>
          <table:table-cell office:value-type="float" office:value="0" table:style-name="ce5">
            <text:p>0</text:p>
          </table:table-cell>
          <table:table-cell office:value-type="float" office:value="2030" table:style-name="ce5">
            <text:p>2.030</text:p>
          </table:table-cell>
          <table:table-cell office:value-type="float" office:value="4520" table:style-name="ce6">
            <text:p>4.520</text:p>
          </table:table-cell>
          <table:table-cell office:value-type="float" office:value="1744" table:style-name="ce6">
            <text:p>1.744</text:p>
          </table:table-cell>
          <table:table-cell office:value-type="percentage" office:value="0.38584070796460179" table:style-name="ce7">
            <text:p>38,6%</text:p>
          </table:table-cell>
          <table:table-cell office:value-type="float" office:value="1526" table:style-name="ce5">
            <text:p>1.526</text:p>
          </table:table-cell>
          <table:table-cell office:value-type="float" office:value="823" table:style-name="ce5">
            <text:p>823</text:p>
          </table:table-cell>
          <table:table-cell office:value-type="date" office:date-value="2021-07-02T00:00:00" table:style-name="ce8">
            <text:p>02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2381097" table:style-name="ce11">
            <text:p>32.381.097</text:p>
          </table:table-cell>
          <table:table-cell office:value-type="float" office:value="4752990" table:style-name="ce12">
            <text:p>4.752.990</text:p>
          </table:table-cell>
          <table:table-cell office:value-type="float" office:value="8266300" table:style-name="ce13">
            <text:p>8.266.300</text:p>
          </table:table-cell>
          <table:table-cell office:value-type="float" office:value="1681055" table:style-name="ce14">
            <text:p>1.681.055</text:p>
          </table:table-cell>
          <table:table-cell office:value-type="float" office:value="47081442" table:style-name="ce15">
            <text:p>47.081.442</text:p>
          </table:table-cell>
          <table:table-cell office:value-type="float" office:value="43959621" table:style-name="ce15">
            <text:p>43.959.621</text:p>
          </table:table-cell>
          <table:table-cell office:value-type="percentage" office:value="0.93369317362879412" table:style-name="ce16">
            <text:p>93,4%</text:p>
          </table:table-cell>
          <table:table-cell office:value-type="float" office:value="26505676" table:style-name="ce15">
            <text:p>26.505.676</text:p>
          </table:table-cell>
          <table:table-cell office:value-type="float" office:value="19135448" table:style-name="ce15">
            <text:p>19.135.44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180050" table:style-name="ce23">
            <text:p>4.180.050</text:p>
          </table:table-cell>
          <table:table-cell office:value-type="percentage" office:value="0.90278367207833654" table:style-name="ce24">
            <text:p>90,3%</text:p>
          </table:table-cell>
          <table:table-cell office:value-type="float" office:value="2603533" table:style-name="ce23">
            <text:p>2.603.533</text:p>
          </table:table-cell>
          <table:table-cell office:value-type="percentage" office:value="0.56229640365955613" table:style-name="ce24">
            <text:p>56,2%</text:p>
          </table:table-cell>
          <table:table-cell office:value-type="date" office:date-value="2021-07-04T00:00:00" table:style-name="ce25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03493" table:style-name="ce5">
            <text:p>703.493</text:p>
          </table:table-cell>
          <table:table-cell office:value-type="percentage" office:value="0.89350825185625482" table:style-name="ce26">
            <text:p>89,4%</text:p>
          </table:table-cell>
          <table:table-cell office:value-type="float" office:value="443846" table:style-name="ce5">
            <text:p>443.846</text:p>
          </table:table-cell>
          <table:table-cell office:value-type="percentage" office:value="0.56372993555499673" table:style-name="ce26">
            <text:p>56,4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22438" table:style-name="ce5">
            <text:p>622.438</text:p>
          </table:table-cell>
          <table:table-cell office:value-type="percentage" office:value="0.92026938117732293" table:style-name="ce26">
            <text:p>92,0%</text:p>
          </table:table-cell>
          <table:table-cell office:value-type="float" office:value="395618" table:style-name="ce5">
            <text:p>395.618</text:p>
          </table:table-cell>
          <table:table-cell office:value-type="percentage" office:value="0.5849179067515321" table:style-name="ce26">
            <text:p>58,5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04940" table:style-name="ce5">
            <text:p>504.940</text:p>
          </table:table-cell>
          <table:table-cell office:value-type="percentage" office:value="0.81539519877014099" table:style-name="ce26">
            <text:p>81,5%</text:p>
          </table:table-cell>
          <table:table-cell office:value-type="float" office:value="300808" table:style-name="ce5">
            <text:p>300.808</text:p>
          </table:table-cell>
          <table:table-cell office:value-type="percentage" office:value="0.48575553323493598" table:style-name="ce26">
            <text:p>48,6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989575" table:style-name="ce5">
            <text:p>989.575</text:p>
          </table:table-cell>
          <table:table-cell office:value-type="percentage" office:value="0.81226221892070471" table:style-name="ce26">
            <text:p>81,2%</text:p>
          </table:table-cell>
          <table:table-cell office:value-type="float" office:value="607755" table:style-name="ce5">
            <text:p>607.755</text:p>
          </table:table-cell>
          <table:table-cell office:value-type="percentage" office:value="0.4988570091808634" table:style-name="ce26">
            <text:p>49,9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15775" table:style-name="ce5">
            <text:p>315.775</text:p>
          </table:table-cell>
          <table:table-cell office:value-type="percentage" office:value="0.87914061238466978" table:style-name="ce26">
            <text:p>87,9%</text:p>
          </table:table-cell>
          <table:table-cell office:value-type="float" office:value="196002" table:style-name="ce5">
            <text:p>196.002</text:p>
          </table:table-cell>
          <table:table-cell office:value-type="percentage" office:value="0.54568385182050527" table:style-name="ce26">
            <text:p>54,6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383813" table:style-name="ce5">
            <text:p>1.383.813</text:p>
          </table:table-cell>
          <table:table-cell office:value-type="percentage" office:value="0.90320026734163472" table:style-name="ce26">
            <text:p>90,3%</text:p>
          </table:table-cell>
          <table:table-cell office:value-type="float" office:value="950157" table:style-name="ce5">
            <text:p>950.157</text:p>
          </table:table-cell>
          <table:table-cell office:value-type="percentage" office:value="0.62015753314683819" table:style-name="ce26">
            <text:p>62,0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41143" table:style-name="ce5">
            <text:p>1.041.143</text:p>
          </table:table-cell>
          <table:table-cell office:value-type="percentage" office:value="0.90469507882192035" table:style-name="ce26">
            <text:p>90,5%</text:p>
          </table:table-cell>
          <table:table-cell office:value-type="float" office:value="635207" table:style-name="ce5">
            <text:p>635.207</text:p>
          </table:table-cell>
          <table:table-cell office:value-type="percentage" office:value="0.55195938207646356" table:style-name="ce26">
            <text:p>55,2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724005" table:style-name="ce5">
            <text:p>3.724.005</text:p>
          </table:table-cell>
          <table:table-cell office:value-type="percentage" office:value="0.86032411812853415" table:style-name="ce26">
            <text:p>86,0%</text:p>
          </table:table-cell>
          <table:table-cell office:value-type="float" office:value="2301931" table:style-name="ce5">
            <text:p>2.301.931</text:p>
          </table:table-cell>
          <table:table-cell office:value-type="percentage" office:value="0.53179487072862008" table:style-name="ce26">
            <text:p>53,2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490913" table:style-name="ce5">
            <text:p>2.490.913</text:p>
          </table:table-cell>
          <table:table-cell office:value-type="percentage" office:value="0.85921905953102451" table:style-name="ce26">
            <text:p>85,9%</text:p>
          </table:table-cell>
          <table:table-cell office:value-type="float" office:value="1583214" table:style-name="ce5">
            <text:p>1.583.214</text:p>
          </table:table-cell>
          <table:table-cell office:value-type="percentage" office:value="0.54611608037548942" table:style-name="ce26">
            <text:p>54,6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590496" table:style-name="ce5">
            <text:p>590.496</text:p>
          </table:table-cell>
          <table:table-cell office:value-type="percentage" office:value="0.9495214572398889" table:style-name="ce26">
            <text:p>95,0%</text:p>
          </table:table-cell>
          <table:table-cell office:value-type="float" office:value="399068" table:style-name="ce5">
            <text:p>399.068</text:p>
          </table:table-cell>
          <table:table-cell office:value-type="percentage" office:value="0.64170397241947108" table:style-name="ce26">
            <text:p>64,2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15570" table:style-name="ce5">
            <text:p>1.615.570</text:p>
          </table:table-cell>
          <table:table-cell office:value-type="percentage" office:value="0.9392297312774075" table:style-name="ce26">
            <text:p>93,9%</text:p>
          </table:table-cell>
          <table:table-cell office:value-type="float" office:value="1072208" table:style-name="ce5">
            <text:p>1.072.208</text:p>
          </table:table-cell>
          <table:table-cell office:value-type="percentage" office:value="0.62334014107311142" table:style-name="ce26">
            <text:p>62,3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59872" table:style-name="ce5">
            <text:p>159.872</text:p>
          </table:table-cell>
          <table:table-cell office:value-type="percentage" office:value="0.84740354392269734" table:style-name="ce26">
            <text:p>84,7%</text:p>
          </table:table-cell>
          <table:table-cell office:value-type="float" office:value="117731" table:style-name="ce5">
            <text:p>117.731</text:p>
          </table:table-cell>
          <table:table-cell office:value-type="percentage" office:value="0.62403464415008936" table:style-name="ce26">
            <text:p>62,4%</text:p>
          </table:table-cell>
          <table:table-cell office:value-type="date" office:date-value="2021-07-03T00:00:00" table:style-name="ce8">
            <text:p>03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137531" table:style-name="ce5">
            <text:p>3.137.531</text:p>
          </table:table-cell>
          <table:table-cell office:value-type="percentage" office:value="0.84064727190886002" table:style-name="ce26">
            <text:p>84,1%</text:p>
          </table:table-cell>
          <table:table-cell office:value-type="float" office:value="2090334" table:style-name="ce5">
            <text:p>2.090.334</text:p>
          </table:table-cell>
          <table:table-cell office:value-type="percentage" office:value="0.56006891230025613" table:style-name="ce26">
            <text:p>56,0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07439" table:style-name="ce5">
            <text:p>707.439</text:p>
          </table:table-cell>
          <table:table-cell office:value-type="percentage" office:value="0.8989151096834529" table:style-name="ce26">
            <text:p>89,9%</text:p>
          </table:table-cell>
          <table:table-cell office:value-type="float" office:value="411205" table:style-name="ce5">
            <text:p>411.205</text:p>
          </table:table-cell>
          <table:table-cell office:value-type="percentage" office:value="0.52250213471039098" table:style-name="ce26">
            <text:p>52,3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2864" table:style-name="ce5">
            <text:p>342.864</text:p>
          </table:table-cell>
          <table:table-cell office:value-type="percentage" office:value="0.9130914146014093" table:style-name="ce26">
            <text:p>91,3%</text:p>
          </table:table-cell>
          <table:table-cell office:value-type="float" office:value="216810" table:style-name="ce5">
            <text:p>216.810</text:p>
          </table:table-cell>
          <table:table-cell office:value-type="percentage" office:value="0.5773932218014477" table:style-name="ce26">
            <text:p>57,7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21211" table:style-name="ce5">
            <text:p>1.221.211</text:p>
          </table:table-cell>
          <table:table-cell office:value-type="percentage" office:value="0.90242155978895411" table:style-name="ce26">
            <text:p>90,2%</text:p>
          </table:table-cell>
          <table:table-cell office:value-type="float" office:value="802506" table:style-name="ce5">
            <text:p>802.506</text:p>
          </table:table-cell>
          <table:table-cell office:value-type="percentage" office:value="0.59301686298272316" table:style-name="ce26">
            <text:p>59,3%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579" table:style-name="ce5">
            <text:p>32.579</text:p>
          </table:table-cell>
          <table:table-cell office:value-type="percentage" office:value="0.83583046846939302" table:style-name="ce26">
            <text:p>83,6%</text:p>
          </table:table-cell>
          <table:table-cell office:value-type="float" office:value="19385" table:style-name="ce5">
            <text:p>19.385</text:p>
          </table:table-cell>
          <table:table-cell office:value-type="percentage" office:value="0.49733182821078559" table:style-name="ce26">
            <text:p>49,7%</text:p>
          </table:table-cell>
          <table:table-cell office:value-type="date" office:date-value="2021-07-02T00:00:00" table:style-name="ce8">
            <text:p>0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29787" table:style-name="ce5">
            <text:p>29.787</text:p>
          </table:table-cell>
          <table:table-cell office:value-type="percentage" office:value="0.80018804566823376" table:style-name="ce26">
            <text:p>80,0%</text:p>
          </table:table-cell>
          <table:table-cell office:value-type="float" office:value="18699" table:style-name="ce5">
            <text:p>18.699</text:p>
          </table:table-cell>
          <table:table-cell office:value-type="percentage" office:value="0.50232370718603092" table:style-name="ce26">
            <text:p>50,2%</text:p>
          </table:table-cell>
          <table:table-cell office:value-type="date" office:date-value="2021-07-01T00:00:00" table:style-name="ce8">
            <text:p>01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3316" table:style-name="ce5">
            <text:p>33.316</text:p>
          </table:table-cell>
          <table:table-cell office:value-type="string" table:style-name="ce26">
            <text:p>-</text:p>
          </table:table-cell>
          <table:table-cell office:value-type="float" office:value="10448" table:style-name="ce5">
            <text:p>10.448</text:p>
          </table:table-cell>
          <table:table-cell office:value-type="string" table:style-name="ce26">
            <text:p>-</text:p>
          </table:table-cell>
          <table:table-cell office:value-type="date" office:date-value="2021-07-04T00:00:00" table:style-name="ce8">
            <text:p>04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722" table:style-name="ce5">
            <text:p>722</text:p>
          </table:table-cell>
          <table:table-cell office:value-type="string" table:style-name="ce26">
            <text:p>-</text:p>
          </table:table-cell>
          <table:table-cell office:value-type="float" office:value="240" table:style-name="ce5">
            <text:p>240</text:p>
          </table:table-cell>
          <table:table-cell office:value-type="string" table:style-name="ce26">
            <text:p>-</text:p>
          </table:table-cell>
          <table:table-cell office:value-type="date" office:date-value="2021-07-02T00:00:00" table:style-name="ce8">
            <text:p>02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3827532" table:style-name="ce15">
            <text:p>23.827.532</text:p>
          </table:table-cell>
          <table:table-cell office:value-type="percentage" office:value="0.88067141093294388" table:style-name="ce16">
            <text:p>88,1%</text:p>
          </table:table-cell>
          <table:table-cell office:value-type="float" office:value="15176705" table:style-name="ce15">
            <text:p>15.176.705</text:p>
          </table:table-cell>
          <table:table-cell office:value-type="percentage" office:value="0.56093472902116193" table:style-name="ce16">
            <text:p>56,1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1842" table:style-name="ce35">
            <text:p>431.842</text:p>
          </table:table-cell>
          <table:table-cell office:value-type="percentage" office:value="1" table:style-name="ce36">
            <text:p>100,0%</text:p>
          </table:table-cell>
          <table:table-cell office:value-type="float" office:value="648152" table:style-name="ce35">
            <text:p>648.152</text:p>
          </table:table-cell>
          <table:table-cell office:value-type="percentage" office:value="0.99657277811006162" table:style-name="ce36">
            <text:p>99,7%</text:p>
          </table:table-cell>
          <table:table-cell office:value-type="float" office:value="885400" table:style-name="ce35">
            <text:p>885.400</text:p>
          </table:table-cell>
          <table:table-cell office:value-type="percentage" office:value="0.96643879202791694" table:style-name="ce36">
            <text:p>96,6%</text:p>
          </table:table-cell>
          <table:table-cell office:value-type="float" office:value="1141059" table:style-name="ce35">
            <text:p>1.141.059</text:p>
          </table:table-cell>
          <table:table-cell office:value-type="percentage" office:value="0.90200795085615182" table:style-name="ce36">
            <text:p>90,2%</text:p>
          </table:table-cell>
          <table:table-cell office:value-type="float" office:value="1073597" table:style-name="ce35">
            <text:p>1.073.597</text:p>
          </table:table-cell>
          <table:table-cell office:value-type="percentage" office:value="0.77509649025278782" table:style-name="ce36">
            <text:p>77,5%</text:p>
          </table:table-cell>
          <table:table-cell office:value-type="float" office:value="442539" table:style-name="ce35">
            <text:p>442.539</text:p>
          </table:table-cell>
          <table:table-cell office:value-type="percentage" office:value="0.3881182266182665" table:style-name="ce36">
            <text:p>38,8%</text:p>
          </table:table-cell>
          <table:table-cell office:value-type="float" office:value="112311" table:style-name="ce35">
            <text:p>112.311</text:p>
          </table:table-cell>
          <table:table-cell office:value-type="percentage" office:value="0.12093720926225836" table:style-name="ce36">
            <text:p>12,1%</text:p>
          </table:table-cell>
          <table:table-cell office:value-type="float" office:value="5814" table:style-name="ce35">
            <text:p>5.814</text:p>
          </table:table-cell>
          <table:table-cell office:value-type="percentage" office:value="7.7220692595499846E-3" table:style-name="ce36">
            <text:p>0,8%</text:p>
          </table:table-cell>
          <table:table-cell office:value-type="float" office:value="4740714" table:style-name="ce35">
            <text:p>4.740.714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3616880088835515" table:style-name="ce36">
            <text:p>6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752" table:style-name="ce38">
            <text:p>100.752</text:p>
          </table:table-cell>
          <table:table-cell office:value-type="percentage" office:value="1" table:style-name="ce39">
            <text:p>100,0%</text:p>
          </table:table-cell>
          <table:table-cell office:value-type="float" office:value="118198" table:style-name="ce38">
            <text:p>118.198</text:p>
          </table:table-cell>
          <table:table-cell office:value-type="percentage" office:value="0.99363624900172332" table:style-name="ce39">
            <text:p>99,4%</text:p>
          </table:table-cell>
          <table:table-cell office:value-type="float" office:value="149066" table:style-name="ce38">
            <text:p>149.066</text:p>
          </table:table-cell>
          <table:table-cell office:value-type="percentage" office:value="0.95330856254836382" table:style-name="ce39">
            <text:p>95,3%</text:p>
          </table:table-cell>
          <table:table-cell office:value-type="float" office:value="174066" table:style-name="ce38">
            <text:p>174.066</text:p>
          </table:table-cell>
          <table:table-cell office:value-type="percentage" office:value="0.87794175501598859" table:style-name="ce39">
            <text:p>87,8%</text:p>
          </table:table-cell>
          <table:table-cell office:value-type="float" office:value="161411" table:style-name="ce38">
            <text:p>161.411</text:p>
          </table:table-cell>
          <table:table-cell office:value-type="percentage" office:value="0.75094792572914681" table:style-name="ce39">
            <text:p>75,1%</text:p>
          </table:table-cell>
          <table:table-cell office:value-type="float" office:value="40949" table:style-name="ce38">
            <text:p>40.949</text:p>
          </table:table-cell>
          <table:table-cell office:value-type="percentage" office:value="0.24925434912287109" table:style-name="ce39">
            <text:p>24,9%</text:p>
          </table:table-cell>
          <table:table-cell office:value-type="float" office:value="18334" table:style-name="ce38">
            <text:p>18.334</text:p>
          </table:table-cell>
          <table:table-cell office:value-type="percentage" office:value="0.14059708131072615" table:style-name="ce39">
            <text:p>14,1%</text:p>
          </table:table-cell>
          <table:table-cell office:value-type="float" office:value="1572" table:style-name="ce38">
            <text:p>1.572</text:p>
          </table:table-cell>
          <table:table-cell office:value-type="percentage" office:value="1.5246001803916245E-2" table:style-name="ce39">
            <text:p>1,5%</text:p>
          </table:table-cell>
          <table:table-cell office:value-type="float" office:value="764348" table:style-name="ce38">
            <text:p>764.34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449464786260457" table:style-name="ce39">
            <text:p>64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563" table:style-name="ce38">
            <text:p>88.563</text:p>
          </table:table-cell>
          <table:table-cell office:value-type="percentage" office:value="1" table:style-name="ce39">
            <text:p>100,0%</text:p>
          </table:table-cell>
          <table:table-cell office:value-type="float" office:value="113596" table:style-name="ce38">
            <text:p>113.596</text:p>
          </table:table-cell>
          <table:table-cell office:value-type="percentage" office:value="1" table:style-name="ce39">
            <text:p>100,0%</text:p>
          </table:table-cell>
          <table:table-cell office:value-type="float" office:value="142394" table:style-name="ce38">
            <text:p>142.394</text:p>
          </table:table-cell>
          <table:table-cell office:value-type="percentage" office:value="0.95150081522465457" table:style-name="ce39">
            <text:p>95,2%</text:p>
          </table:table-cell>
          <table:table-cell office:value-type="float" office:value="144727" table:style-name="ce38">
            <text:p>144.727</text:p>
          </table:table-cell>
          <table:table-cell office:value-type="percentage" office:value="0.88983368686402897" table:style-name="ce39">
            <text:p>89,0%</text:p>
          </table:table-cell>
          <table:table-cell office:value-type="float" office:value="133158" table:style-name="ce38">
            <text:p>133.158</text:p>
          </table:table-cell>
          <table:table-cell office:value-type="percentage" office:value="0.79738671680848894" table:style-name="ce39">
            <text:p>79,7%</text:p>
          </table:table-cell>
          <table:table-cell office:value-type="float" office:value="46126" table:style-name="ce38">
            <text:p>46.126</text:p>
          </table:table-cell>
          <table:table-cell office:value-type="percentage" office:value="0.40301963285598202" table:style-name="ce39">
            <text:p>40,3%</text:p>
          </table:table-cell>
          <table:table-cell office:value-type="float" office:value="10353" table:style-name="ce38">
            <text:p>10.353</text:p>
          </table:table-cell>
          <table:table-cell office:value-type="percentage" office:value="0.13086675683533264" table:style-name="ce39">
            <text:p>13,1%</text:p>
          </table:table-cell>
          <table:table-cell office:value-type="float" office:value="592" table:style-name="ce38">
            <text:p>592</text:p>
          </table:table-cell>
          <table:table-cell office:value-type="percentage" office:value="9.2499999999999995E-3" table:style-name="ce39">
            <text:p>0,9%</text:p>
          </table:table-cell>
          <table:table-cell office:value-type="float" office:value="679509" table:style-name="ce38">
            <text:p>679.50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2758256266282051" table:style-name="ce39">
            <text:p>7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778" table:style-name="ce38">
            <text:p>50.778</text:p>
          </table:table-cell>
          <table:table-cell office:value-type="percentage" office:value="1" table:style-name="ce39">
            <text:p>100,0%</text:p>
          </table:table-cell>
          <table:table-cell office:value-type="float" office:value="77621" table:style-name="ce38">
            <text:p>77.621</text:p>
          </table:table-cell>
          <table:table-cell office:value-type="percentage" office:value="0.96404441353271397" table:style-name="ce39">
            <text:p>96,4%</text:p>
          </table:table-cell>
          <table:table-cell office:value-type="float" office:value="101483" table:style-name="ce38">
            <text:p>101.483</text:p>
          </table:table-cell>
          <table:table-cell office:value-type="percentage" office:value="0.86566693110184167" table:style-name="ce39">
            <text:p>86,6%</text:p>
          </table:table-cell>
          <table:table-cell office:value-type="float" office:value="135841" table:style-name="ce38">
            <text:p>135.841</text:p>
          </table:table-cell>
          <table:table-cell office:value-type="percentage" office:value="0.81932121811613001" table:style-name="ce39">
            <text:p>81,9%</text:p>
          </table:table-cell>
          <table:table-cell office:value-type="float" office:value="139217" table:style-name="ce38">
            <text:p>139.217</text:p>
          </table:table-cell>
          <table:table-cell office:value-type="percentage" office:value="0.67524688124478593" table:style-name="ce39">
            <text:p>67,5%</text:p>
          </table:table-cell>
          <table:table-cell office:value-type="float" office:value="72342" table:style-name="ce38">
            <text:p>72.342</text:p>
          </table:table-cell>
          <table:table-cell office:value-type="percentage" office:value="0.39707553228276443" table:style-name="ce39">
            <text:p>39,7%</text:p>
          </table:table-cell>
          <table:table-cell office:value-type="float" office:value="26589" table:style-name="ce38">
            <text:p>26.589</text:p>
          </table:table-cell>
          <table:table-cell office:value-type="percentage" office:value="0.19275492598338431" table:style-name="ce39">
            <text:p>19,3%</text:p>
          </table:table-cell>
          <table:table-cell office:value-type="float" office:value="6154" table:style-name="ce38">
            <text:p>6.154</text:p>
          </table:table-cell>
          <table:table-cell office:value-type="percentage" office:value="6.445328864683704E-2" table:style-name="ce39">
            <text:p>6,4%</text:p>
          </table:table-cell>
          <table:table-cell office:value-type="float" office:value="610025" table:style-name="ce38">
            <text:p>610.02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894718838266173" table:style-name="ce39">
            <text:p>58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563" table:style-name="ce38">
            <text:p>91.563</text:p>
          </table:table-cell>
          <table:table-cell office:value-type="percentage" office:value="1" table:style-name="ce39">
            <text:p>100,0%</text:p>
          </table:table-cell>
          <table:table-cell office:value-type="float" office:value="148134" table:style-name="ce38">
            <text:p>148.134</text:p>
          </table:table-cell>
          <table:table-cell office:value-type="percentage" office:value="0.95860377529427754" table:style-name="ce39">
            <text:p>95,9%</text:p>
          </table:table-cell>
          <table:table-cell office:value-type="float" office:value="210159" table:style-name="ce38">
            <text:p>210.159</text:p>
          </table:table-cell>
          <table:table-cell office:value-type="percentage" office:value="0.8939436475932826" table:style-name="ce39">
            <text:p>89,4%</text:p>
          </table:table-cell>
          <table:table-cell office:value-type="float" office:value="290915" table:style-name="ce38">
            <text:p>290.915</text:p>
          </table:table-cell>
          <table:table-cell office:value-type="percentage" office:value="0.82997158442506958" table:style-name="ce39">
            <text:p>83,0%</text:p>
          </table:table-cell>
          <table:table-cell office:value-type="float" office:value="248804" table:style-name="ce38">
            <text:p>248.804</text:p>
          </table:table-cell>
          <table:table-cell office:value-type="percentage" office:value="0.64137305245357334" table:style-name="ce39">
            <text:p>64,1%</text:p>
          </table:table-cell>
          <table:table-cell office:value-type="float" office:value="127227" table:style-name="ce38">
            <text:p>127.227</text:p>
          </table:table-cell>
          <table:table-cell office:value-type="percentage" office:value="0.4091768671164942" table:style-name="ce39">
            <text:p>40,9%</text:p>
          </table:table-cell>
          <table:table-cell office:value-type="float" office:value="39403" table:style-name="ce38">
            <text:p>39.403</text:p>
          </table:table-cell>
          <table:table-cell office:value-type="percentage" office:value="0.15651762873985095" table:style-name="ce39">
            <text:p>15,7%</text:p>
          </table:table-cell>
          <table:table-cell office:value-type="float" office:value="2680" table:style-name="ce38">
            <text:p>2.680</text:p>
          </table:table-cell>
          <table:table-cell office:value-type="percentage" office:value="1.490569920521477E-2" table:style-name="ce39">
            <text:p>1,5%</text:p>
          </table:table-cell>
          <table:table-cell office:value-type="float" office:value="1158885" table:style-name="ce38">
            <text:p>1.158.885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910344588412535" table:style-name="ce39">
            <text:p>5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195" table:style-name="ce38">
            <text:p>42.195</text:p>
          </table:table-cell>
          <table:table-cell office:value-type="percentage" office:value="1" table:style-name="ce39">
            <text:p>100,0%</text:p>
          </table:table-cell>
          <table:table-cell office:value-type="float" office:value="55686" table:style-name="ce38">
            <text:p>55.686</text:p>
          </table:table-cell>
          <table:table-cell office:value-type="percentage" office:value="1" table:style-name="ce39">
            <text:p>100,0%</text:p>
          </table:table-cell>
          <table:table-cell office:value-type="float" office:value="74165" table:style-name="ce38">
            <text:p>74.165</text:p>
          </table:table-cell>
          <table:table-cell office:value-type="percentage" office:value="0.95888551296140667" table:style-name="ce39">
            <text:p>95,9%</text:p>
          </table:table-cell>
          <table:table-cell office:value-type="float" office:value="79115" table:style-name="ce38">
            <text:p>79.115</text:p>
          </table:table-cell>
          <table:table-cell office:value-type="percentage" office:value="0.87940731848294873" table:style-name="ce39">
            <text:p>87,9%</text:p>
          </table:table-cell>
          <table:table-cell office:value-type="float" office:value="64614" table:style-name="ce38">
            <text:p>64.614</text:p>
          </table:table-cell>
          <table:table-cell office:value-type="percentage" office:value="0.66088432938866104" table:style-name="ce39">
            <text:p>66,1%</text:p>
          </table:table-cell>
          <table:table-cell office:value-type="float" office:value="10141" table:style-name="ce38">
            <text:p>10.141</text:p>
          </table:table-cell>
          <table:table-cell office:value-type="percentage" office:value="0.14389908191789763" table:style-name="ce39">
            <text:p>14,4%</text:p>
          </table:table-cell>
          <table:table-cell office:value-type="float" office:value="5505" table:style-name="ce38">
            <text:p>5.505</text:p>
          </table:table-cell>
          <table:table-cell office:value-type="percentage" office:value="0.108999108999109" table:style-name="ce39">
            <text:p>10,9%</text:p>
          </table:table-cell>
          <table:table-cell office:value-type="float" office:value="201" table:style-name="ce38">
            <text:p>201</text:p>
          </table:table-cell>
          <table:table-cell office:value-type="percentage" office:value="4.5720264768100444E-3" table:style-name="ce39">
            <text:p>0,5%</text:p>
          </table:table-cell>
          <table:table-cell office:value-type="float" office:value="331622" table:style-name="ce38">
            <text:p>331.62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3271306381850201" table:style-name="ce39">
            <text:p>6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476" table:style-name="ce38">
            <text:p>228.476</text:p>
          </table:table-cell>
          <table:table-cell office:value-type="percentage" office:value="1" table:style-name="ce39">
            <text:p>100,0%</text:p>
          </table:table-cell>
          <table:table-cell office:value-type="float" office:value="248733" table:style-name="ce38">
            <text:p>248.733</text:p>
          </table:table-cell>
          <table:table-cell office:value-type="percentage" office:value="1" table:style-name="ce39">
            <text:p>100,0%</text:p>
          </table:table-cell>
          <table:table-cell office:value-type="float" office:value="308779" table:style-name="ce38">
            <text:p>308.779</text:p>
          </table:table-cell>
          <table:table-cell office:value-type="percentage" office:value="0.9692505689398101" table:style-name="ce39">
            <text:p>96,9%</text:p>
          </table:table-cell>
          <table:table-cell office:value-type="float" office:value="335653" table:style-name="ce38">
            <text:p>335.653</text:p>
          </table:table-cell>
          <table:table-cell office:value-type="percentage" office:value="0.88057453925362361" table:style-name="ce39">
            <text:p>88,1%</text:p>
          </table:table-cell>
          <table:table-cell office:value-type="float" office:value="262172" table:style-name="ce38">
            <text:p>262.172</text:p>
          </table:table-cell>
          <table:table-cell office:value-type="percentage" office:value="0.7216305858713753" table:style-name="ce39">
            <text:p>72,2%</text:p>
          </table:table-cell>
          <table:table-cell office:value-type="float" office:value="50512" table:style-name="ce38">
            <text:p>50.512</text:p>
          </table:table-cell>
          <table:table-cell office:value-type="percentage" office:value="0.18863034621316513" table:style-name="ce39">
            <text:p>18,9%</text:p>
          </table:table-cell>
          <table:table-cell office:value-type="float" office:value="25341" table:style-name="ce38">
            <text:p>25.341</text:p>
          </table:table-cell>
          <table:table-cell office:value-type="percentage" office:value="0.1200961110110613" table:style-name="ce39">
            <text:p>12,0%</text:p>
          </table:table-cell>
          <table:table-cell office:value-type="float" office:value="1046" table:style-name="ce38">
            <text:p>1.046</text:p>
          </table:table-cell>
          <table:table-cell office:value-type="percentage" office:value="6.3262812836423895E-3" table:style-name="ce39">
            <text:p>0,6%</text:p>
          </table:table-cell>
          <table:table-cell office:value-type="float" office:value="1460712" table:style-name="ce38">
            <text:p>1.460.712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7120504831009997" table:style-name="ce39">
            <text:p>6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393" table:style-name="ce38">
            <text:p>137.393</text:p>
          </table:table-cell>
          <table:table-cell office:value-type="percentage" office:value="1" table:style-name="ce39">
            <text:p>100,0%</text:p>
          </table:table-cell>
          <table:table-cell office:value-type="float" office:value="157327" table:style-name="ce38">
            <text:p>157.327</text:p>
          </table:table-cell>
          <table:table-cell office:value-type="percentage" office:value="0.98884985009522253" table:style-name="ce39">
            <text:p>98,9%</text:p>
          </table:table-cell>
          <table:table-cell office:value-type="float" office:value="213569" table:style-name="ce38">
            <text:p>213.569</text:p>
          </table:table-cell>
          <table:table-cell office:value-type="percentage" office:value="0.9776830675138708" table:style-name="ce39">
            <text:p>97,8%</text:p>
          </table:table-cell>
          <table:table-cell office:value-type="float" office:value="274855" table:style-name="ce38">
            <text:p>274.855</text:p>
          </table:table-cell>
          <table:table-cell office:value-type="percentage" office:value="0.89390135229187129" table:style-name="ce39">
            <text:p>89,4%</text:p>
          </table:table-cell>
          <table:table-cell office:value-type="float" office:value="257999" table:style-name="ce38">
            <text:p>257.999</text:p>
          </table:table-cell>
          <table:table-cell office:value-type="percentage" office:value="0.78038444669620843" table:style-name="ce39">
            <text:p>78,0%</text:p>
          </table:table-cell>
          <table:table-cell office:value-type="float" office:value="120246" table:style-name="ce38">
            <text:p>120.246</text:p>
          </table:table-cell>
          <table:table-cell office:value-type="percentage" office:value="0.45222093937217234" table:style-name="ce39">
            <text:p>45,2%</text:p>
          </table:table-cell>
          <table:table-cell office:value-type="float" office:value="24697" table:style-name="ce38">
            <text:p>24.697</text:p>
          </table:table-cell>
          <table:table-cell office:value-type="percentage" office:value="0.11324275869025949" table:style-name="ce39">
            <text:p>11,3%</text:p>
          </table:table-cell>
          <table:table-cell office:value-type="float" office:value="1047" table:style-name="ce38">
            <text:p>1.047</text:p>
          </table:table-cell>
          <table:table-cell office:value-type="percentage" office:value="6.0182098268686916E-3" table:style-name="ce39">
            <text:p>0,6%</text:p>
          </table:table-cell>
          <table:table-cell office:value-type="float" office:value="1187133" table:style-name="ce38">
            <text:p>1.187.13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5631551362683438" table:style-name="ce39">
            <text:p>6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5638" table:style-name="ce38">
            <text:p>455.638</text:p>
          </table:table-cell>
          <table:table-cell office:value-type="percentage" office:value="1" table:style-name="ce39">
            <text:p>100,0%</text:p>
          </table:table-cell>
          <table:table-cell office:value-type="float" office:value="611286" table:style-name="ce38">
            <text:p>611.286</text:p>
          </table:table-cell>
          <table:table-cell office:value-type="percentage" office:value="0.96221265181995053" table:style-name="ce39">
            <text:p>96,2%</text:p>
          </table:table-cell>
          <table:table-cell office:value-type="float" office:value="759964" table:style-name="ce38">
            <text:p>759.964</text:p>
          </table:table-cell>
          <table:table-cell office:value-type="percentage" office:value="0.90732869777837211" table:style-name="ce39">
            <text:p>90,7%</text:p>
          </table:table-cell>
          <table:table-cell office:value-type="float" office:value="943571" table:style-name="ce38">
            <text:p>943.571</text:p>
          </table:table-cell>
          <table:table-cell office:value-type="percentage" office:value="0.86425012365128506" table:style-name="ce39">
            <text:p>86,4%</text:p>
          </table:table-cell>
          <table:table-cell office:value-type="float" office:value="953546" table:style-name="ce38">
            <text:p>953.546</text:p>
          </table:table-cell>
          <table:table-cell office:value-type="percentage" office:value="0.72416356877323418" table:style-name="ce39">
            <text:p>72,4%</text:p>
          </table:table-cell>
          <table:table-cell office:value-type="float" office:value="439696" table:style-name="ce38">
            <text:p>439.696</text:p>
          </table:table-cell>
          <table:table-cell office:value-type="percentage" office:value="0.42090188885868213" table:style-name="ce39">
            <text:p>42,1%</text:p>
          </table:table-cell>
          <table:table-cell office:value-type="float" office:value="137125" table:style-name="ce38">
            <text:p>137.125</text:p>
          </table:table-cell>
          <table:table-cell office:value-type="percentage" office:value="0.16345128049252922" table:style-name="ce39">
            <text:p>16,3%</text:p>
          </table:table-cell>
          <table:table-cell office:value-type="float" office:value="17845" table:style-name="ce38">
            <text:p>17.845</text:p>
          </table:table-cell>
          <table:table-cell office:value-type="percentage" office:value="2.7195862022719862E-2" table:style-name="ce39">
            <text:p>2,7%</text:p>
          </table:table-cell>
          <table:table-cell office:value-type="float" office:value="4318671" table:style-name="ce38">
            <text:p>4.318.67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2877761212283578" table:style-name="ce39">
            <text:p>6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4953" table:style-name="ce38">
            <text:p>294.953</text:p>
          </table:table-cell>
          <table:table-cell office:value-type="percentage" office:value="1" table:style-name="ce39">
            <text:p>100,0%</text:p>
          </table:table-cell>
          <table:table-cell office:value-type="float" office:value="429476" table:style-name="ce38">
            <text:p>429.476</text:p>
          </table:table-cell>
          <table:table-cell office:value-type="percentage" office:value="0.98084784703856465" table:style-name="ce39">
            <text:p>98,1%</text:p>
          </table:table-cell>
          <table:table-cell office:value-type="float" office:value="539709" table:style-name="ce38">
            <text:p>539.709</text:p>
          </table:table-cell>
          <table:table-cell office:value-type="percentage" office:value="0.92936624374922516" table:style-name="ce39">
            <text:p>92,9%</text:p>
          </table:table-cell>
          <table:table-cell office:value-type="float" office:value="643210" table:style-name="ce38">
            <text:p>643.210</text:p>
          </table:table-cell>
          <table:table-cell office:value-type="percentage" office:value="0.85495272046723925" table:style-name="ce39">
            <text:p>85,5%</text:p>
          </table:table-cell>
          <table:table-cell office:value-type="float" office:value="583565" table:style-name="ce38">
            <text:p>583.565</text:p>
          </table:table-cell>
          <table:table-cell office:value-type="percentage" office:value="0.68526681916607557" table:style-name="ce39">
            <text:p>68,5%</text:p>
          </table:table-cell>
          <table:table-cell office:value-type="float" office:value="85156" table:style-name="ce38">
            <text:p>85.156</text:p>
          </table:table-cell>
          <table:table-cell office:value-type="percentage" office:value="0.13125983608705236" table:style-name="ce39">
            <text:p>13,1%</text:p>
          </table:table-cell>
          <table:table-cell office:value-type="float" office:value="56242" table:style-name="ce38">
            <text:p>56.242</text:p>
          </table:table-cell>
          <table:table-cell office:value-type="percentage" office:value="0.10896951519590177" table:style-name="ce39">
            <text:p>10,9%</text:p>
          </table:table-cell>
          <table:table-cell office:value-type="float" office:value="2616" table:style-name="ce38">
            <text:p>2.616</text:p>
          </table:table-cell>
          <table:table-cell office:value-type="percentage" office:value="6.1620941698014983E-3" table:style-name="ce39">
            <text:p>0,6%</text:p>
          </table:table-cell>
          <table:table-cell office:value-type="float" office:value="2634927" table:style-name="ce38">
            <text:p>2.634.92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8704490784030783" table:style-name="ce39">
            <text:p>5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31" table:style-name="ce38">
            <text:p>78.031</text:p>
          </table:table-cell>
          <table:table-cell office:value-type="percentage" office:value="1" table:style-name="ce39">
            <text:p>100,0%</text:p>
          </table:table-cell>
          <table:table-cell office:value-type="float" office:value="95418" table:style-name="ce38">
            <text:p>95.418</text:p>
          </table:table-cell>
          <table:table-cell office:value-type="percentage" office:value="1" table:style-name="ce39">
            <text:p>100,0%</text:p>
          </table:table-cell>
          <table:table-cell office:value-type="float" office:value="128463" table:style-name="ce38">
            <text:p>128.463</text:p>
          </table:table-cell>
          <table:table-cell office:value-type="percentage" office:value="1" table:style-name="ce39">
            <text:p>100,0%</text:p>
          </table:table-cell>
          <table:table-cell office:value-type="float" office:value="155031" table:style-name="ce38">
            <text:p>155.031</text:p>
          </table:table-cell>
          <table:table-cell office:value-type="percentage" office:value="0.91617222957639943" table:style-name="ce39">
            <text:p>91,6%</text:p>
          </table:table-cell>
          <table:table-cell office:value-type="float" office:value="133553" table:style-name="ce38">
            <text:p>133.553</text:p>
          </table:table-cell>
          <table:table-cell office:value-type="percentage" office:value="0.83735438323698697" table:style-name="ce39">
            <text:p>83,7%</text:p>
          </table:table-cell>
          <table:table-cell office:value-type="float" office:value="50368" table:style-name="ce38">
            <text:p>50.368</text:p>
          </table:table-cell>
          <table:table-cell office:value-type="percentage" office:value="0.37734774758576256" table:style-name="ce39">
            <text:p>37,7%</text:p>
          </table:table-cell>
          <table:table-cell office:value-type="float" office:value="9713" table:style-name="ce38">
            <text:p>9.713</text:p>
          </table:table-cell>
          <table:table-cell office:value-type="percentage" office:value="8.5713025061771975E-2" table:style-name="ce39">
            <text:p>8,6%</text:p>
          </table:table-cell>
          <table:table-cell office:value-type="float" office:value="413" table:style-name="ce38">
            <text:p>413</text:p>
          </table:table-cell>
          <table:table-cell office:value-type="percentage" office:value="4.8731563421828905E-3" table:style-name="ce39">
            <text:p>0,5%</text:p>
          </table:table-cell>
          <table:table-cell office:value-type="float" office:value="650990" table:style-name="ce38">
            <text:p>650.990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8278239673937557" table:style-name="ce39">
            <text:p>6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0995" table:style-name="ce38">
            <text:p>240.995</text:p>
          </table:table-cell>
          <table:table-cell office:value-type="percentage" office:value="1" table:style-name="ce39">
            <text:p>100,0%</text:p>
          </table:table-cell>
          <table:table-cell office:value-type="float" office:value="289121" table:style-name="ce38">
            <text:p>289.121</text:p>
          </table:table-cell>
          <table:table-cell office:value-type="percentage" office:value="0.9977878396753197" table:style-name="ce39">
            <text:p>99,8%</text:p>
          </table:table-cell>
          <table:table-cell office:value-type="float" office:value="334265" table:style-name="ce38">
            <text:p>334.265</text:p>
          </table:table-cell>
          <table:table-cell office:value-type="percentage" office:value="0.96350240828762246" table:style-name="ce39">
            <text:p>96,4%</text:p>
          </table:table-cell>
          <table:table-cell office:value-type="float" office:value="373102" table:style-name="ce38">
            <text:p>373.102</text:p>
          </table:table-cell>
          <table:table-cell office:value-type="percentage" office:value="0.91922175767266423" table:style-name="ce39">
            <text:p>91,9%</text:p>
          </table:table-cell>
          <table:table-cell office:value-type="float" office:value="378087" table:style-name="ce38">
            <text:p>378.087</text:p>
          </table:table-cell>
          <table:table-cell office:value-type="percentage" office:value="0.85304396677955241" table:style-name="ce39">
            <text:p>85,3%</text:p>
          </table:table-cell>
          <table:table-cell office:value-type="float" office:value="75450" table:style-name="ce38">
            <text:p>75.450</text:p>
          </table:table-cell>
          <table:table-cell office:value-type="percentage" office:value="0.23329664077573839" table:style-name="ce39">
            <text:p>23,3%</text:p>
          </table:table-cell>
          <table:table-cell office:value-type="float" office:value="20678" table:style-name="ce38">
            <text:p>20.678</text:p>
          </table:table-cell>
          <table:table-cell office:value-type="percentage" office:value="8.952251483888285E-2" table:style-name="ce39">
            <text:p>9,0%</text:p>
          </table:table-cell>
          <table:table-cell office:value-type="float" office:value="427" table:style-name="ce38">
            <text:p>427</text:p>
          </table:table-cell>
          <table:table-cell office:value-type="percentage" office:value="2.3721299727232832E-3" table:style-name="ce39">
            <text:p>0,2%</text:p>
          </table:table-cell>
          <table:table-cell office:value-type="float" office:value="1712125" table:style-name="ce38">
            <text:p>1.712.12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9754617748565184" table:style-name="ce39">
            <text:p>69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2" table:style-name="ce38">
            <text:p>23.312</text:p>
          </table:table-cell>
          <table:table-cell office:value-type="percentage" office:value="1" table:style-name="ce39">
            <text:p>100,0%</text:p>
          </table:table-cell>
          <table:table-cell office:value-type="float" office:value="28503" table:style-name="ce38">
            <text:p>28.503</text:p>
          </table:table-cell>
          <table:table-cell office:value-type="percentage" office:value="1" table:style-name="ce39">
            <text:p>100,0%</text:p>
          </table:table-cell>
          <table:table-cell office:value-type="float" office:value="36169" table:style-name="ce38">
            <text:p>36.169</text:p>
          </table:table-cell>
          <table:table-cell office:value-type="percentage" office:value="0.95893207487141419" table:style-name="ce39">
            <text:p>95,9%</text:p>
          </table:table-cell>
          <table:table-cell office:value-type="float" office:value="42357" table:style-name="ce38">
            <text:p>42.357</text:p>
          </table:table-cell>
          <table:table-cell office:value-type="percentage" office:value="0.88865810674723067" table:style-name="ce39">
            <text:p>88,9%</text:p>
          </table:table-cell>
          <table:table-cell office:value-type="float" office:value="29531" table:style-name="ce38">
            <text:p>29.531</text:p>
          </table:table-cell>
          <table:table-cell office:value-type="percentage" office:value="0.557746425670954" table:style-name="ce39">
            <text:p>55,8%</text:p>
          </table:table-cell>
          <table:table-cell office:value-type="float" office:value="5410" table:style-name="ce38">
            <text:p>5.410</text:p>
          </table:table-cell>
          <table:table-cell office:value-type="percentage" office:value="0.13759251252575092" table:style-name="ce39">
            <text:p>13,8%</text:p>
          </table:table-cell>
          <table:table-cell office:value-type="float" office:value="3636" table:style-name="ce38">
            <text:p>3.636</text:p>
          </table:table-cell>
          <table:table-cell office:value-type="percentage" office:value="0.11937750344737015" table:style-name="ce39">
            <text:p>11,9%</text:p>
          </table:table-cell>
          <table:table-cell office:value-type="float" office:value="174" table:style-name="ce38">
            <text:p>174</text:p>
          </table:table-cell>
          <table:table-cell office:value-type="percentage" office:value="6.8149772834090556E-3" table:style-name="ce39">
            <text:p>0,7%</text:p>
          </table:table-cell>
          <table:table-cell office:value-type="float" office:value="169092" table:style-name="ce38">
            <text:p>169.09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954572666126704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1488" table:style-name="ce38">
            <text:p>371.488</text:p>
          </table:table-cell>
          <table:table-cell office:value-type="percentage" office:value="1" table:style-name="ce39">
            <text:p>100,0%</text:p>
          </table:table-cell>
          <table:table-cell office:value-type="float" office:value="505913" table:style-name="ce38">
            <text:p>505.913</text:p>
          </table:table-cell>
          <table:table-cell office:value-type="percentage" office:value="0.96166369817575625" table:style-name="ce39">
            <text:p>96,2%</text:p>
          </table:table-cell>
          <table:table-cell office:value-type="float" office:value="663199" table:style-name="ce38">
            <text:p>663.199</text:p>
          </table:table-cell>
          <table:table-cell office:value-type="percentage" office:value="0.94295082060447333" table:style-name="ce39">
            <text:p>94,3%</text:p>
          </table:table-cell>
          <table:table-cell office:value-type="float" office:value="874813" table:style-name="ce38">
            <text:p>874.813</text:p>
          </table:table-cell>
          <table:table-cell office:value-type="percentage" office:value="0.89928894727806719" table:style-name="ce39">
            <text:p>89,9%</text:p>
          </table:table-cell>
          <table:table-cell office:value-type="float" office:value="722118" table:style-name="ce38">
            <text:p>722.118</text:p>
          </table:table-cell>
          <table:table-cell office:value-type="percentage" office:value="0.61932758190383808" table:style-name="ce39">
            <text:p>61,9%</text:p>
          </table:table-cell>
          <table:table-cell office:value-type="float" office:value="179012" table:style-name="ce38">
            <text:p>179.012</text:p>
          </table:table-cell>
          <table:table-cell office:value-type="percentage" office:value="0.18850511772882356" table:style-name="ce39">
            <text:p>18,9%</text:p>
          </table:table-cell>
          <table:table-cell office:value-type="float" office:value="88403" table:style-name="ce38">
            <text:p>88.403</text:p>
          </table:table-cell>
          <table:table-cell office:value-type="percentage" office:value="0.1190652883935486" table:style-name="ce39">
            <text:p>11,9%</text:p>
          </table:table-cell>
          <table:table-cell office:value-type="float" office:value="4895" table:style-name="ce38">
            <text:p>4.895</text:p>
          </table:table-cell>
          <table:table-cell office:value-type="percentage" office:value="8.8430507531497161E-3" table:style-name="ce39">
            <text:p>0,9%</text:p>
          </table:table-cell>
          <table:table-cell office:value-type="float" office:value="3409841" table:style-name="ce38">
            <text:p>3.409.841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7040430503031392" table:style-name="ce39">
            <text:p>57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394" table:style-name="ce38">
            <text:p>73.394</text:p>
          </table:table-cell>
          <table:table-cell office:value-type="percentage" office:value="1" table:style-name="ce39">
            <text:p>100,0%</text:p>
          </table:table-cell>
          <table:table-cell office:value-type="float" office:value="101628" table:style-name="ce38">
            <text:p>101.628</text:p>
          </table:table-cell>
          <table:table-cell office:value-type="percentage" office:value="0.98764808209992327" table:style-name="ce39">
            <text:p>98,8%</text:p>
          </table:table-cell>
          <table:table-cell office:value-type="float" office:value="138497" table:style-name="ce38">
            <text:p>138.497</text:p>
          </table:table-cell>
          <table:table-cell office:value-type="percentage" office:value="0.94274006357677198" table:style-name="ce39">
            <text:p>94,3%</text:p>
          </table:table-cell>
          <table:table-cell office:value-type="float" office:value="194012" table:style-name="ce38">
            <text:p>194.012</text:p>
          </table:table-cell>
          <table:table-cell office:value-type="percentage" office:value="0.90976103837641142" table:style-name="ce39">
            <text:p>91,0%</text:p>
          </table:table-cell>
          <table:table-cell office:value-type="float" office:value="199908" table:style-name="ce38">
            <text:p>199.908</text:p>
          </table:table-cell>
          <table:table-cell office:value-type="percentage" office:value="0.78655319349850683" table:style-name="ce39">
            <text:p>78,7%</text:p>
          </table:table-cell>
          <table:table-cell office:value-type="float" office:value="65203" table:style-name="ce38">
            <text:p>65.203</text:p>
          </table:table-cell>
          <table:table-cell office:value-type="percentage" office:value="0.31197159849380152" table:style-name="ce39">
            <text:p>31,2%</text:p>
          </table:table-cell>
          <table:table-cell office:value-type="float" office:value="18186" table:style-name="ce38">
            <text:p>18.186</text:p>
          </table:table-cell>
          <table:table-cell office:value-type="percentage" office:value="0.10558032604152152" table:style-name="ce39">
            <text:p>10,6%</text:p>
          </table:table-cell>
          <table:table-cell office:value-type="float" office:value="956" table:style-name="ce38">
            <text:p>956</text:p>
          </table:table-cell>
          <table:table-cell office:value-type="percentage" office:value="6.7374237106572511E-3" table:style-name="ce39">
            <text:p>0,7%</text:p>
          </table:table-cell>
          <table:table-cell office:value-type="float" office:value="791784" table:style-name="ce38">
            <text:p>791.78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0435206394445773" table:style-name="ce39">
            <text:p>60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81" table:style-name="ce38">
            <text:p>42.381</text:p>
          </table:table-cell>
          <table:table-cell office:value-type="percentage" office:value="1" table:style-name="ce39">
            <text:p>100,0%</text:p>
          </table:table-cell>
          <table:table-cell office:value-type="float" office:value="55641" table:style-name="ce38">
            <text:p>55.641</text:p>
          </table:table-cell>
          <table:table-cell office:value-type="percentage" office:value="0.99729351878405503" table:style-name="ce39">
            <text:p>99,7%</text:p>
          </table:table-cell>
          <table:table-cell office:value-type="float" office:value="69591" table:style-name="ce38">
            <text:p>69.591</text:p>
          </table:table-cell>
          <table:table-cell office:value-type="percentage" office:value="0.9424056118303451" table:style-name="ce39">
            <text:p>94,2%</text:p>
          </table:table-cell>
          <table:table-cell office:value-type="float" office:value="87596" table:style-name="ce38">
            <text:p>87.596</text:p>
          </table:table-cell>
          <table:table-cell office:value-type="percentage" office:value="0.90590936355926943" table:style-name="ce39">
            <text:p>90,6%</text:p>
          </table:table-cell>
          <table:table-cell office:value-type="float" office:value="87655" table:style-name="ce38">
            <text:p>87.655</text:p>
          </table:table-cell>
          <table:table-cell office:value-type="percentage" office:value="0.81160534064183998" table:style-name="ce39">
            <text:p>81,2%</text:p>
          </table:table-cell>
          <table:table-cell office:value-type="float" office:value="30268" table:style-name="ce38">
            <text:p>30.268</text:p>
          </table:table-cell>
          <table:table-cell office:value-type="percentage" office:value="0.37211246480864507" table:style-name="ce39">
            <text:p>37,2%</text:p>
          </table:table-cell>
          <table:table-cell office:value-type="float" office:value="8957" table:style-name="ce38">
            <text:p>8.957</text:p>
          </table:table-cell>
          <table:table-cell office:value-type="percentage" office:value="0.13147503926490231" table:style-name="ce39">
            <text:p>13,1%</text:p>
          </table:table-cell>
          <table:table-cell office:value-type="float" office:value="478" table:style-name="ce38">
            <text:p>478</text:p>
          </table:table-cell>
          <table:table-cell office:value-type="percentage" office:value="8.4769809179257999E-3" table:style-name="ce39">
            <text:p>0,8%</text:p>
          </table:table-cell>
          <table:table-cell office:value-type="float" office:value="382567" table:style-name="ce38">
            <text:p>382.567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5806204137238244" table:style-name="ce39">
            <text:p>65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2808" table:style-name="ce38">
            <text:p>162.808</text:p>
          </table:table-cell>
          <table:table-cell office:value-type="percentage" office:value="1" table:style-name="ce39">
            <text:p>100,0%</text:p>
          </table:table-cell>
          <table:table-cell office:value-type="float" office:value="210521" table:style-name="ce38">
            <text:p>210.521</text:p>
          </table:table-cell>
          <table:table-cell office:value-type="percentage" office:value="0.98798578944157389" table:style-name="ce39">
            <text:p>98,8%</text:p>
          </table:table-cell>
          <table:table-cell office:value-type="float" office:value="268576" table:style-name="ce38">
            <text:p>268.576</text:p>
          </table:table-cell>
          <table:table-cell office:value-type="percentage" office:value="0.95879251318189773" table:style-name="ce39">
            <text:p>95,9%</text:p>
          </table:table-cell>
          <table:table-cell office:value-type="float" office:value="304374" table:style-name="ce38">
            <text:p>304.374</text:p>
          </table:table-cell>
          <table:table-cell office:value-type="percentage" office:value="0.8952782099965586" table:style-name="ce39">
            <text:p>89,5%</text:p>
          </table:table-cell>
          <table:table-cell office:value-type="float" office:value="274932" table:style-name="ce38">
            <text:p>274.932</text:p>
          </table:table-cell>
          <table:table-cell office:value-type="percentage" office:value="0.75920172975122402" table:style-name="ce39">
            <text:p>75,9%</text:p>
          </table:table-cell>
          <table:table-cell office:value-type="float" office:value="78000" table:style-name="ce38">
            <text:p>78.000</text:p>
          </table:table-cell>
          <table:table-cell office:value-type="percentage" office:value="0.29937476731288115" table:style-name="ce39">
            <text:p>29,9%</text:p>
          </table:table-cell>
          <table:table-cell office:value-type="float" office:value="29782" table:style-name="ce38">
            <text:p>29.782</text:p>
          </table:table-cell>
          <table:table-cell office:value-type="percentage" office:value="0.14777655383210772" table:style-name="ce39">
            <text:p>14,8%</text:p>
          </table:table-cell>
          <table:table-cell office:value-type="float" office:value="1633" table:style-name="ce38">
            <text:p>1.633</text:p>
          </table:table-cell>
          <table:table-cell office:value-type="percentage" office:value="9.6853018279302039E-3" table:style-name="ce39">
            <text:p>1,0%</text:p>
          </table:table-cell>
          <table:table-cell office:value-type="float" office:value="1330626" table:style-name="ce38">
            <text:p>1.330.62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7069769645599697" table:style-name="ce39">
            <text:p>67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68" table:style-name="ce38">
            <text:p>2.368</text:p>
          </table:table-cell>
          <table:table-cell office:value-type="percentage" office:value="0.909021113243762" table:style-name="ce39">
            <text:p>90,9%</text:p>
          </table:table-cell>
          <table:table-cell office:value-type="float" office:value="3797" table:style-name="ce38">
            <text:p>3.797</text:p>
          </table:table-cell>
          <table:table-cell office:value-type="percentage" office:value="0.87934228809634085" table:style-name="ce39">
            <text:p>87,9%</text:p>
          </table:table-cell>
          <table:table-cell office:value-type="float" office:value="7211" table:style-name="ce38">
            <text:p>7.211</text:p>
          </table:table-cell>
          <table:table-cell office:value-type="percentage" office:value="0.91778032327860504" table:style-name="ce39">
            <text:p>91,8%</text:p>
          </table:table-cell>
          <table:table-cell office:value-type="float" office:value="9627" table:style-name="ce38">
            <text:p>9.627</text:p>
          </table:table-cell>
          <table:table-cell office:value-type="percentage" office:value="0.83307372793354106" table:style-name="ce39">
            <text:p>83,3%</text:p>
          </table:table-cell>
          <table:table-cell office:value-type="float" office:value="9576" table:style-name="ce38">
            <text:p>9.576</text:p>
          </table:table-cell>
          <table:table-cell office:value-type="percentage" office:value="0.75747508305647837" table:style-name="ce39">
            <text:p>75,7%</text:p>
          </table:table-cell>
          <table:table-cell office:value-type="float" office:value="6959" table:style-name="ce38">
            <text:p>6.959</text:p>
          </table:table-cell>
          <table:table-cell office:value-type="percentage" office:value="0.58508491676475538" table:style-name="ce39">
            <text:p>58,5%</text:p>
          </table:table-cell>
          <table:table-cell office:value-type="float" office:value="4827" table:style-name="ce38">
            <text:p>4.827</text:p>
          </table:table-cell>
          <table:table-cell office:value-type="percentage" office:value="0.44013859761101487" table:style-name="ce39">
            <text:p>44,0%</text:p>
          </table:table-cell>
          <table:table-cell office:value-type="float" office:value="466" table:style-name="ce38">
            <text:p>466</text:p>
          </table:table-cell>
          <table:table-cell office:value-type="percentage" office:value="5.1062897216743369E-2" table:style-name="ce39">
            <text:p>5,1%</text:p>
          </table:table-cell>
          <table:table-cell office:value-type="float" office:value="44831" table:style-name="ce38">
            <text:p>44.83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3173395335728877" table:style-name="ce39">
            <text:p>63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59" table:style-name="ce38">
            <text:p>1.959</text:p>
          </table:table-cell>
          <table:table-cell office:value-type="percentage" office:value="0.83397190293742018" table:style-name="ce39">
            <text:p>83,4%</text:p>
          </table:table-cell>
          <table:table-cell office:value-type="float" office:value="3217" table:style-name="ce38">
            <text:p>3.217</text:p>
          </table:table-cell>
          <table:table-cell office:value-type="percentage" office:value="0.858324439701174" table:style-name="ce39">
            <text:p>85,8%</text:p>
          </table:table-cell>
          <table:table-cell office:value-type="float" office:value="6733" table:style-name="ce38">
            <text:p>6.733</text:p>
          </table:table-cell>
          <table:table-cell office:value-type="percentage" office:value="0.86022741791235469" table:style-name="ce39">
            <text:p>86,0%</text:p>
          </table:table-cell>
          <table:table-cell office:value-type="float" office:value="8955" table:style-name="ce38">
            <text:p>8.955</text:p>
          </table:table-cell>
          <table:table-cell office:value-type="percentage" office:value="0.79254801309850431" table:style-name="ce39">
            <text:p>79,3%</text:p>
          </table:table-cell>
          <table:table-cell office:value-type="float" office:value="8923" table:style-name="ce38">
            <text:p>8.923</text:p>
          </table:table-cell>
          <table:table-cell office:value-type="percentage" office:value="0.74345942342942839" table:style-name="ce39">
            <text:p>74,3%</text:p>
          </table:table-cell>
          <table:table-cell office:value-type="float" office:value="6689" table:style-name="ce38">
            <text:p>6.689</text:p>
          </table:table-cell>
          <table:table-cell office:value-type="percentage" office:value="0.55130635457018051" table:style-name="ce39">
            <text:p>55,1%</text:p>
          </table:table-cell>
          <table:table-cell office:value-type="float" office:value="4207" table:style-name="ce38">
            <text:p>4.207</text:p>
          </table:table-cell>
          <table:table-cell office:value-type="percentage" office:value="0.35072947061275533" table:style-name="ce39">
            <text:p>35,1%</text:p>
          </table:table-cell>
          <table:table-cell office:value-type="float" office:value="27" table:style-name="ce38">
            <text:p>27</text:p>
          </table:table-cell>
          <table:table-cell office:value-type="percentage" office:value="2.8201378734071443E-3" table:style-name="ce39">
            <text:p>0,3%</text:p>
          </table:table-cell>
          <table:table-cell office:value-type="float" office:value="40710" table:style-name="ce38">
            <text:p>40.71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7397042029128542" table:style-name="ce39">
            <text:p>57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0" table:style-name="ce38">
            <text:p>30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31" table:style-name="ce38">
            <text:p>3.431</text:p>
          </table:table-cell>
          <table:table-cell office:value-type="string" table:style-name="ce39">
            <text:p>-</text:p>
          </table:table-cell>
          <table:table-cell office:value-type="float" office:value="9190" table:style-name="ce38">
            <text:p>9.190</text:p>
          </table:table-cell>
          <table:table-cell office:value-type="string" table:style-name="ce39">
            <text:p>-</text:p>
          </table:table-cell>
          <table:table-cell office:value-type="float" office:value="20648" table:style-name="ce38">
            <text:p>20.648</text:p>
          </table:table-cell>
          <table:table-cell office:value-type="string" table:style-name="ce39">
            <text:p>-</text:p>
          </table:table-cell>
          <table:table-cell office:value-type="float" office:value="28768" table:style-name="ce38">
            <text:p>28.768</text:p>
          </table:table-cell>
          <table:table-cell office:value-type="string" table:style-name="ce39">
            <text:p>-</text:p>
          </table:table-cell>
          <table:table-cell office:value-type="float" office:value="22079" table:style-name="ce38">
            <text:p>22.079</text:p>
          </table:table-cell>
          <table:table-cell office:value-type="string" table:style-name="ce39">
            <text:p>-</text:p>
          </table:table-cell>
          <table:table-cell office:value-type="float" office:value="875" table:style-name="ce38">
            <text:p>875</text:p>
          </table:table-cell>
          <table:table-cell office:value-type="string" table:style-name="ce39">
            <text:p>-</text:p>
          </table:table-cell>
          <table:table-cell office:value-type="float" office:value="85038" table:style-name="ce38">
            <text:p>85.03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5" table:style-name="ce38">
            <text:p>5</text:p>
          </table:table-cell>
          <table:table-cell office:value-type="string" table:style-name="ce39">
            <text:p>-</text:p>
          </table:table-cell>
          <table:table-cell office:value-type="float" office:value="4" table:style-name="ce38">
            <text:p>4</text:p>
          </table:table-cell>
          <table:table-cell office:value-type="string" table:style-name="ce39">
            <text:p>-</text:p>
          </table:table-cell>
          <table:table-cell office:value-type="float" office:value="53" table:style-name="ce38">
            <text:p>53</text:p>
          </table:table-cell>
          <table:table-cell office:value-type="string" table:style-name="ce39">
            <text:p>-</text:p>
          </table:table-cell>
          <table:table-cell office:value-type="float" office:value="225" table:style-name="ce38">
            <text:p>225</text:p>
          </table:table-cell>
          <table:table-cell office:value-type="string" table:style-name="ce39">
            <text:p>-</text:p>
          </table:table-cell>
          <table:table-cell office:value-type="float" office:value="435" table:style-name="ce38">
            <text:p>435</text:p>
          </table:table-cell>
          <table:table-cell office:value-type="string" table:style-name="ce39">
            <text:p>-</text:p>
          </table:table-cell>
          <table:table-cell office:value-type="float" office:value="469" table:style-name="ce38">
            <text:p>469</text:p>
          </table:table-cell>
          <table:table-cell office:value-type="string" table:style-name="ce39">
            <text:p>-</text:p>
          </table:table-cell>
          <table:table-cell office:value-type="float" office:value="319" table:style-name="ce38">
            <text:p>319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1526" table:style-name="ce38">
            <text:p>1.52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25" table:style-name="ce21"/>
          <table:table-cell table:number-columns-repeated="16339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918924" table:style-name="ce43">
            <text:p>2.918.924</text:p>
          </table:table-cell>
          <table:table-cell office:value-type="percentage" office:value="1" table:style-name="ce44">
            <text:p>100,0%</text:p>
          </table:table-cell>
          <table:table-cell office:value-type="float" office:value="3901989" table:style-name="ce43">
            <text:p>3.901.989</text:p>
          </table:table-cell>
          <table:table-cell office:value-type="percentage" office:value="0.98533956053529692" table:style-name="ce44">
            <text:p>98,5%</text:p>
          </table:table-cell>
          <table:table-cell office:value-type="float" office:value="5040876" table:style-name="ce43">
            <text:p>5.040.876</text:p>
          </table:table-cell>
          <table:table-cell office:value-type="percentage" office:value="0.94451737366371202" table:style-name="ce44">
            <text:p>94,5%</text:p>
          </table:table-cell>
          <table:table-cell office:value-type="float" office:value="6222294" table:style-name="ce43">
            <text:p>6.222.294</text:p>
          </table:table-cell>
          <table:table-cell office:value-type="percentage" office:value="0.88468978884183347" table:style-name="ce44">
            <text:p>88,5%</text:p>
          </table:table-cell>
          <table:table-cell office:value-type="float" office:value="5743449" table:style-name="ce43">
            <text:p>5.743.449</text:p>
          </table:table-cell>
          <table:table-cell office:value-type="percentage" office:value="0.72778008187551102" table:style-name="ce44">
            <text:p>72,8%</text:p>
          </table:table-cell>
          <table:table-cell office:value-type="float" office:value="1961530" table:style-name="ce43">
            <text:p>1.961.530</text:p>
          </table:table-cell>
          <table:table-cell office:value-type="percentage" office:value="0.31483196191321816" table:style-name="ce44">
            <text:p>31,5%</text:p>
          </table:table-cell>
          <table:table-cell office:value-type="float" office:value="666687" table:style-name="ce43">
            <text:p>666.687</text:p>
          </table:table-cell>
          <table:table-cell office:value-type="percentage" office:value="0.13483024042195185" table:style-name="ce44">
            <text:p>13,5%</text:p>
          </table:table-cell>
          <table:table-cell office:value-type="float" office:value="49927" table:style-name="ce43">
            <text:p>49.927</text:p>
          </table:table-cell>
          <table:table-cell office:value-type="percentage" office:value="1.2839041259695434E-2" table:style-name="ce44">
            <text:p>1,3%</text:p>
          </table:table-cell>
          <table:table-cell office:value-type="float" office:value="26505676" table:style-name="ce43">
            <text:p>26.505.676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62929213835564901" table:style-name="ce44">
            <text:p>62,9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21"/>
        <table:table-column table:style-name="co8" table:default-cell-style-name="ce45"/>
        <table:table-column table:style-name="co8" table:default-cell-style-name="ce41"/>
        <table:table-column table:style-name="co4" table:default-cell-style-name="ce45"/>
        <table:table-column table:style-name="co4" table:default-cell-style-name="ce21"/>
        <table:table-column table:style-name="co4" table:default-cell-style-name="ce45"/>
        <table:table-column table:style-name="co4" table:number-columns-repeated="2" table:default-cell-style-name="ce21"/>
        <table:table-column table:style-name="co4" table:default-cell-style-name="ce45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340" table:style-name="ce35">
            <text:p>424.340</text:p>
          </table:table-cell>
          <table:table-cell office:value-type="percentage" office:value="1" table:style-name="ce36">
            <text:p>100,0%</text:p>
          </table:table-cell>
          <table:table-cell office:value-type="float" office:value="639786" table:style-name="ce35">
            <text:p>639.786</text:p>
          </table:table-cell>
          <table:table-cell office:value-type="percentage" office:value="0.98370954871067884" table:style-name="ce36">
            <text:p>98,4%</text:p>
          </table:table-cell>
          <table:table-cell office:value-type="float" office:value="525553" table:style-name="ce35">
            <text:p>525.553</text:p>
          </table:table-cell>
          <table:table-cell office:value-type="percentage" office:value="0.57365575611774089" table:style-name="ce36">
            <text:p>57,4%</text:p>
          </table:table-cell>
          <table:table-cell office:value-type="float" office:value="1013854" table:style-name="ce35">
            <text:p>1.013.854</text:p>
          </table:table-cell>
          <table:table-cell office:value-type="percentage" office:value="0.80145230790635091" table:style-name="ce36">
            <text:p>80,1%</text:p>
          </table:table-cell>
          <table:table-cell office:value-type="float" office:value="485242" table:style-name="ce35">
            <text:p>485.242</text:p>
          </table:table-cell>
          <table:table-cell office:value-type="percentage" office:value="0.35032639912671448" table:style-name="ce36">
            <text:p>35,0%</text:p>
          </table:table-cell>
          <table:table-cell office:value-type="float" office:value="141809" table:style-name="ce35">
            <text:p>141.809</text:p>
          </table:table-cell>
          <table:table-cell office:value-type="percentage" office:value="0.12437018567518288" table:style-name="ce36">
            <text:p>12,4%</text:p>
          </table:table-cell>
          <table:table-cell office:value-type="float" office:value="94748" table:style-name="ce35">
            <text:p>94.748</text:p>
          </table:table-cell>
          <table:table-cell office:value-type="percentage" office:value="0.10202525757210296" table:style-name="ce36">
            <text:p>10,2%</text:p>
          </table:table-cell>
          <table:table-cell office:value-type="float" office:value="4361" table:style-name="ce35">
            <text:p>4.361</text:p>
          </table:table-cell>
          <table:table-cell office:value-type="percentage" office:value="5.7922160373060682E-3" table:style-name="ce36">
            <text:p>0,6%</text:p>
          </table:table-cell>
          <table:table-cell office:value-type="float" office:value="3329693" table:style-name="ce35">
            <text:p>3.329.693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44682020538179473" table:style-name="ce36">
            <text:p>4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011" table:style-name="ce38">
            <text:p>99.011</text:p>
          </table:table-cell>
          <table:table-cell office:value-type="percentage" office:value="1" table:style-name="ce39">
            <text:p>100,0%</text:p>
          </table:table-cell>
          <table:table-cell office:value-type="float" office:value="116878" table:style-name="ce38">
            <text:p>116.878</text:p>
          </table:table-cell>
          <table:table-cell office:value-type="percentage" office:value="0.98253961582110882" table:style-name="ce39">
            <text:p>98,3%</text:p>
          </table:table-cell>
          <table:table-cell office:value-type="float" office:value="62787" table:style-name="ce38">
            <text:p>62.787</text:p>
          </table:table-cell>
          <table:table-cell office:value-type="percentage" office:value="0.40153612974604613" table:style-name="ce39">
            <text:p>40,2%</text:p>
          </table:table-cell>
          <table:table-cell office:value-type="float" office:value="165170" table:style-name="ce38">
            <text:p>165.170</text:p>
          </table:table-cell>
          <table:table-cell office:value-type="percentage" office:value="0.83307274066153547" table:style-name="ce39">
            <text:p>83,3%</text:p>
          </table:table-cell>
          <table:table-cell office:value-type="float" office:value="94155" table:style-name="ce38">
            <text:p>94.155</text:p>
          </table:table-cell>
          <table:table-cell office:value-type="percentage" office:value="0.43804636578069533" table:style-name="ce39">
            <text:p>43,8%</text:p>
          </table:table-cell>
          <table:table-cell office:value-type="float" office:value="26034" table:style-name="ce38">
            <text:p>26.034</text:p>
          </table:table-cell>
          <table:table-cell office:value-type="percentage" office:value="0.15846755049121652" table:style-name="ce39">
            <text:p>15,8%</text:p>
          </table:table-cell>
          <table:table-cell office:value-type="float" office:value="16768" table:style-name="ce38">
            <text:p>16.768</text:p>
          </table:table-cell>
          <table:table-cell office:value-type="percentage" office:value="0.12858797095114302" table:style-name="ce39">
            <text:p>12,9%</text:p>
          </table:table-cell>
          <table:table-cell office:value-type="float" office:value="1289" table:style-name="ce38">
            <text:p>1.289</text:p>
          </table:table-cell>
          <table:table-cell office:value-type="percentage" office:value="1.2501333540234121E-2" table:style-name="ce39">
            <text:p>1,3%</text:p>
          </table:table-cell>
          <table:table-cell office:value-type="float" office:value="582092" table:style-name="ce38">
            <text:p>582.092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49116133703024301" table:style-name="ce39">
            <text:p>4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294" table:style-name="ce38">
            <text:p>87.294</text:p>
          </table:table-cell>
          <table:table-cell office:value-type="percentage" office:value="0.99394256825996863" table:style-name="ce39">
            <text:p>99,4%</text:p>
          </table:table-cell>
          <table:table-cell office:value-type="float" office:value="112135" table:style-name="ce38">
            <text:p>112.135</text:p>
          </table:table-cell>
          <table:table-cell office:value-type="percentage" office:value="1" table:style-name="ce39">
            <text:p>100,0%</text:p>
          </table:table-cell>
          <table:table-cell office:value-type="float" office:value="58183" table:style-name="ce38">
            <text:p>58.183</text:p>
          </table:table-cell>
          <table:table-cell office:value-type="percentage" office:value="0.38878865634939724" table:style-name="ce39">
            <text:p>38,9%</text:p>
          </table:table-cell>
          <table:table-cell office:value-type="float" office:value="138006" table:style-name="ce38">
            <text:p>138.006</text:p>
          </table:table-cell>
          <table:table-cell office:value-type="percentage" office:value="0.84851055980817114" table:style-name="ce39">
            <text:p>84,9%</text:p>
          </table:table-cell>
          <table:table-cell office:value-type="float" office:value="80170" table:style-name="ce38">
            <text:p>80.170</text:p>
          </table:table-cell>
          <table:table-cell office:value-type="percentage" office:value="0.48008000335343398" table:style-name="ce39">
            <text:p>48,0%</text:p>
          </table:table-cell>
          <table:table-cell office:value-type="float" office:value="15743" table:style-name="ce38">
            <text:p>15.743</text:p>
          </table:table-cell>
          <table:table-cell office:value-type="percentage" office:value="0.13755231496448261" table:style-name="ce39">
            <text:p>13,8%</text:p>
          </table:table-cell>
          <table:table-cell office:value-type="float" office:value="9937" table:style-name="ce38">
            <text:p>9.937</text:p>
          </table:table-cell>
          <table:table-cell office:value-type="percentage" office:value="0.12560832248359899" table:style-name="ce39">
            <text:p>12,6%</text:p>
          </table:table-cell>
          <table:table-cell office:value-type="float" office:value="537" table:style-name="ce38">
            <text:p>537</text:p>
          </table:table-cell>
          <table:table-cell office:value-type="percentage" office:value="8.3906250000000005E-3" table:style-name="ce39">
            <text:p>0,8%</text:p>
          </table:table-cell>
          <table:table-cell office:value-type="float" office:value="502005" table:style-name="ce38">
            <text:p>502.00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53752059850502232" table:style-name="ce39">
            <text:p>53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49976" table:style-name="ce38">
            <text:p>49.976</text:p>
          </table:table-cell>
          <table:table-cell office:value-type="percentage" office:value="1" table:style-name="ce39">
            <text:p>100,0%</text:p>
          </table:table-cell>
          <table:table-cell office:value-type="float" office:value="76609" table:style-name="ce38">
            <text:p>76.609</text:p>
          </table:table-cell>
          <table:table-cell office:value-type="percentage" office:value="0.95147548313378705" table:style-name="ce39">
            <text:p>95,1%</text:p>
          </table:table-cell>
          <table:table-cell office:value-type="float" office:value="48183" table:style-name="ce38">
            <text:p>48.183</text:p>
          </table:table-cell>
          <table:table-cell office:value-type="percentage" office:value="0.41100903344678458" table:style-name="ce39">
            <text:p>41,1%</text:p>
          </table:table-cell>
          <table:table-cell office:value-type="float" office:value="126040" table:style-name="ce38">
            <text:p>126.040</text:p>
          </table:table-cell>
          <table:table-cell office:value-type="percentage" office:value="0.760206758867772" table:style-name="ce39">
            <text:p>76,0%</text:p>
          </table:table-cell>
          <table:table-cell office:value-type="float" office:value="93387" table:style-name="ce38">
            <text:p>93.387</text:p>
          </table:table-cell>
          <table:table-cell office:value-type="percentage" office:value="0.45295675455444967" table:style-name="ce39">
            <text:p>45,3%</text:p>
          </table:table-cell>
          <table:table-cell office:value-type="float" office:value="21753" table:style-name="ce38">
            <text:p>21.753</text:p>
          </table:table-cell>
          <table:table-cell office:value-type="percentage" office:value="0.1193992985229462" table:style-name="ce39">
            <text:p>11,9%</text:p>
          </table:table-cell>
          <table:table-cell office:value-type="float" office:value="12367" table:style-name="ce38">
            <text:p>12.367</text:p>
          </table:table-cell>
          <table:table-cell office:value-type="percentage" office:value="8.9653622537008301E-2" table:style-name="ce39">
            <text:p>9,0%</text:p>
          </table:table-cell>
          <table:table-cell office:value-type="float" office:value="786" table:style-name="ce38">
            <text:p>786</text:p>
          </table:table-cell>
          <table:table-cell office:value-type="percentage" office:value="8.2320904901550061E-3" table:style-name="ce39">
            <text:p>0,8%</text:p>
          </table:table-cell>
          <table:table-cell office:value-type="float" office:value="429101" table:style-name="ce38">
            <text:p>429.10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4146436208710878" table:style-name="ce39">
            <text:p>4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057" table:style-name="ce38">
            <text:p>89.057</text:p>
          </table:table-cell>
          <table:table-cell office:value-type="percentage" office:value="0.98693426127044637" table:style-name="ce39">
            <text:p>98,7%</text:p>
          </table:table-cell>
          <table:table-cell office:value-type="float" office:value="144061" table:style-name="ce38">
            <text:p>144.061</text:p>
          </table:table-cell>
          <table:table-cell office:value-type="percentage" office:value="0.93224660424122019" table:style-name="ce39">
            <text:p>93,2%</text:p>
          </table:table-cell>
          <table:table-cell office:value-type="float" office:value="123931" table:style-name="ce38">
            <text:p>123.931</text:p>
          </table:table-cell>
          <table:table-cell office:value-type="percentage" office:value="0.52715958007928809" table:style-name="ce39">
            <text:p>52,7%</text:p>
          </table:table-cell>
          <table:table-cell office:value-type="float" office:value="250706" table:style-name="ce38">
            <text:p>250.706</text:p>
          </table:table-cell>
          <table:table-cell office:value-type="percentage" office:value="0.71525653900579722" table:style-name="ce39">
            <text:p>71,5%</text:p>
          </table:table-cell>
          <table:table-cell office:value-type="float" office:value="140377" table:style-name="ce38">
            <text:p>140.377</text:p>
          </table:table-cell>
          <table:table-cell office:value-type="percentage" office:value="0.3618672729709943" table:style-name="ce39">
            <text:p>36,2%</text:p>
          </table:table-cell>
          <table:table-cell office:value-type="float" office:value="43713" table:style-name="ce38">
            <text:p>43.713</text:p>
          </table:table-cell>
          <table:table-cell office:value-type="percentage" office:value="0.14058610508982614" table:style-name="ce39">
            <text:p>14,1%</text:p>
          </table:table-cell>
          <table:table-cell office:value-type="float" office:value="20396" table:style-name="ce38">
            <text:p>20.396</text:p>
          </table:table-cell>
          <table:table-cell office:value-type="percentage" office:value="8.10175254619699E-2" table:style-name="ce39">
            <text:p>8,1%</text:p>
          </table:table-cell>
          <table:table-cell office:value-type="float" office:value="754" table:style-name="ce38">
            <text:p>754</text:p>
          </table:table-cell>
          <table:table-cell office:value-type="percentage" office:value="4.1936183584820657E-3" table:style-name="ce39">
            <text:p>0,4%</text:p>
          </table:table-cell>
          <table:table-cell office:value-type="float" office:value="812995" table:style-name="ce38">
            <text:p>812.995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41462963095185879" table:style-name="ce39">
            <text:p>41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649" table:style-name="ce38">
            <text:p>41.649</text:p>
          </table:table-cell>
          <table:table-cell office:value-type="percentage" office:value="1" table:style-name="ce39">
            <text:p>100,0%</text:p>
          </table:table-cell>
          <table:table-cell office:value-type="float" office:value="55114" table:style-name="ce38">
            <text:p>55.114</text:p>
          </table:table-cell>
          <table:table-cell office:value-type="percentage" office:value="1" table:style-name="ce39">
            <text:p>100,0%</text:p>
          </table:table-cell>
          <table:table-cell office:value-type="float" office:value="31306" table:style-name="ce38">
            <text:p>31.306</text:p>
          </table:table-cell>
          <table:table-cell office:value-type="percentage" office:value="0.40475790290257935" table:style-name="ce39">
            <text:p>40,5%</text:p>
          </table:table-cell>
          <table:table-cell office:value-type="float" office:value="67933" table:style-name="ce38">
            <text:p>67.933</text:p>
          </table:table-cell>
          <table:table-cell office:value-type="percentage" office:value="0.75511315637366061" table:style-name="ce39">
            <text:p>75,5%</text:p>
          </table:table-cell>
          <table:table-cell office:value-type="float" office:value="22005" table:style-name="ce38">
            <text:p>22.005</text:p>
          </table:table-cell>
          <table:table-cell office:value-type="percentage" office:value="0.22507134163180559" table:style-name="ce39">
            <text:p>22,5%</text:p>
          </table:table-cell>
          <table:table-cell office:value-type="float" office:value="8484" table:style-name="ce38">
            <text:p>8.484</text:p>
          </table:table-cell>
          <table:table-cell office:value-type="percentage" office:value="0.12038653101187689" table:style-name="ce39">
            <text:p>12,0%</text:p>
          </table:table-cell>
          <table:table-cell office:value-type="float" office:value="4787" table:style-name="ce38">
            <text:p>4.787</text:p>
          </table:table-cell>
          <table:table-cell office:value-type="percentage" office:value="9.4782694782694785E-2" table:style-name="ce39">
            <text:p>9,5%</text:p>
          </table:table-cell>
          <table:table-cell office:value-type="float" office:value="116" table:style-name="ce38">
            <text:p>116</text:p>
          </table:table-cell>
          <table:table-cell office:value-type="percentage" office:value="2.6385824443281849E-3" table:style-name="ce39">
            <text:p>0,3%</text:p>
          </table:table-cell>
          <table:table-cell office:value-type="float" office:value="231394" table:style-name="ce38">
            <text:p>231.39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44148460201439726" table:style-name="ce39">
            <text:p>44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501" table:style-name="ce38">
            <text:p>225.501</text:p>
          </table:table-cell>
          <table:table-cell office:value-type="percentage" office:value="1" table:style-name="ce39">
            <text:p>100,0%</text:p>
          </table:table-cell>
          <table:table-cell office:value-type="float" office:value="246656" table:style-name="ce38">
            <text:p>246.656</text:p>
          </table:table-cell>
          <table:table-cell office:value-type="percentage" office:value="1" table:style-name="ce39">
            <text:p>100,0%</text:p>
          </table:table-cell>
          <table:table-cell office:value-type="float" office:value="183956" table:style-name="ce38">
            <text:p>183.956</text:p>
          </table:table-cell>
          <table:table-cell office:value-type="percentage" office:value="0.57743388527034445" table:style-name="ce39">
            <text:p>57,7%</text:p>
          </table:table-cell>
          <table:table-cell office:value-type="float" office:value="294044" table:style-name="ce38">
            <text:p>294.044</text:p>
          </table:table-cell>
          <table:table-cell office:value-type="percentage" office:value="0.77141470453203909" table:style-name="ce39">
            <text:p>77,1%</text:p>
          </table:table-cell>
          <table:table-cell office:value-type="float" office:value="86914" table:style-name="ce38">
            <text:p>86.914</text:p>
          </table:table-cell>
          <table:table-cell office:value-type="percentage" office:value="0.23923149970410537" table:style-name="ce39">
            <text:p>23,9%</text:p>
          </table:table-cell>
          <table:table-cell office:value-type="float" office:value="34643" table:style-name="ce38">
            <text:p>34.643</text:p>
          </table:table-cell>
          <table:table-cell office:value-type="percentage" office:value="0.12936967619303691" table:style-name="ce39">
            <text:p>12,9%</text:p>
          </table:table-cell>
          <table:table-cell office:value-type="float" office:value="22864" table:style-name="ce38">
            <text:p>22.864</text:p>
          </table:table-cell>
          <table:table-cell office:value-type="percentage" office:value="0.10835710832867312" table:style-name="ce39">
            <text:p>10,8%</text:p>
          </table:table-cell>
          <table:table-cell office:value-type="float" office:value="851" table:style-name="ce38">
            <text:p>851</text:p>
          </table:table-cell>
          <table:table-cell office:value-type="percentage" office:value="5.1469076217778905E-3" table:style-name="ce39">
            <text:p>0,5%</text:p>
          </table:table-cell>
          <table:table-cell office:value-type="float" office:value="1095429" table:style-name="ce38">
            <text:p>1.095.429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50335553816582912" table:style-name="ce39">
            <text:p>50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238" table:style-name="ce38">
            <text:p>135.238</text:p>
          </table:table-cell>
          <table:table-cell office:value-type="percentage" office:value="1" table:style-name="ce39">
            <text:p>100,0%</text:p>
          </table:table-cell>
          <table:table-cell office:value-type="float" office:value="155578" table:style-name="ce38">
            <text:p>155.578</text:p>
          </table:table-cell>
          <table:table-cell office:value-type="percentage" office:value="0.97785683308087312" table:style-name="ce39">
            <text:p>97,8%</text:p>
          </table:table-cell>
          <table:table-cell office:value-type="float" office:value="99844" table:style-name="ce38">
            <text:p>99.844</text:p>
          </table:table-cell>
          <table:table-cell office:value-type="percentage" office:value="0.45706908864514473" table:style-name="ce39">
            <text:p>45,7%</text:p>
          </table:table-cell>
          <table:table-cell office:value-type="float" office:value="244547" table:style-name="ce38">
            <text:p>244.547</text:p>
          </table:table-cell>
          <table:table-cell office:value-type="percentage" office:value="0.79533169852802477" table:style-name="ce39">
            <text:p>79,5%</text:p>
          </table:table-cell>
          <table:table-cell office:value-type="float" office:value="140359" table:style-name="ce38">
            <text:p>140.359</text:p>
          </table:table-cell>
          <table:table-cell office:value-type="percentage" office:value="0.42455195777438332" table:style-name="ce39">
            <text:p>42,5%</text:p>
          </table:table-cell>
          <table:table-cell office:value-type="float" office:value="28125" table:style-name="ce38">
            <text:p>28.125</text:p>
          </table:table-cell>
          <table:table-cell office:value-type="percentage" office:value="0.10577244914460646" table:style-name="ce39">
            <text:p>10,6%</text:p>
          </table:table-cell>
          <table:table-cell office:value-type="float" office:value="17438" table:style-name="ce38">
            <text:p>17.438</text:p>
          </table:table-cell>
          <table:table-cell office:value-type="percentage" office:value="7.9958182210015175E-2" table:style-name="ce39">
            <text:p>8,0%</text:p>
          </table:table-cell>
          <table:table-cell office:value-type="float" office:value="659" table:style-name="ce38">
            <text:p>659</text:p>
          </table:table-cell>
          <table:table-cell office:value-type="percentage" office:value="3.7879658795668268E-3" table:style-name="ce39">
            <text:p>0,4%</text:p>
          </table:table-cell>
          <table:table-cell office:value-type="float" office:value="821788" table:style-name="ce38">
            <text:p>821.78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45433174994913711" table:style-name="ce39">
            <text:p>4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7542" table:style-name="ce38">
            <text:p>447.542</text:p>
          </table:table-cell>
          <table:table-cell office:value-type="percentage" office:value="1" table:style-name="ce39">
            <text:p>100,0%</text:p>
          </table:table-cell>
          <table:table-cell office:value-type="float" office:value="600031" table:style-name="ce38">
            <text:p>600.031</text:p>
          </table:table-cell>
          <table:table-cell office:value-type="percentage" office:value="0.94449638906203759" table:style-name="ce39">
            <text:p>94,4%</text:p>
          </table:table-cell>
          <table:table-cell office:value-type="float" office:value="459135" table:style-name="ce38">
            <text:p>459.135</text:p>
          </table:table-cell>
          <table:table-cell office:value-type="percentage" office:value="0.54816591529924164" table:style-name="ce39">
            <text:p>54,8%</text:p>
          </table:table-cell>
          <table:table-cell office:value-type="float" office:value="795223" table:style-name="ce38">
            <text:p>795.223</text:p>
          </table:table-cell>
          <table:table-cell office:value-type="percentage" office:value="0.72837293227573319" table:style-name="ce39">
            <text:p>72,8%</text:p>
          </table:table-cell>
          <table:table-cell office:value-type="float" office:value="442137" table:style-name="ce38">
            <text:p>442.137</text:p>
          </table:table-cell>
          <table:table-cell office:value-type="percentage" office:value="0.33577772630443781" table:style-name="ce39">
            <text:p>33,6%</text:p>
          </table:table-cell>
          <table:table-cell office:value-type="float" office:value="128276" table:style-name="ce38">
            <text:p>128.276</text:p>
          </table:table-cell>
          <table:table-cell office:value-type="percentage" office:value="0.12279304495659799" table:style-name="ce39">
            <text:p>12,3%</text:p>
          </table:table-cell>
          <table:table-cell office:value-type="float" office:value="99410" table:style-name="ce38">
            <text:p>99.410</text:p>
          </table:table-cell>
          <table:table-cell office:value-type="percentage" office:value="0.11849547342761954" table:style-name="ce39">
            <text:p>11,8%</text:p>
          </table:table-cell>
          <table:table-cell office:value-type="float" office:value="7494" table:style-name="ce38">
            <text:p>7.494</text:p>
          </table:table-cell>
          <table:table-cell office:value-type="percentage" office:value="1.1420890445405583E-2" table:style-name="ce39">
            <text:p>1,1%</text:p>
          </table:table-cell>
          <table:table-cell office:value-type="float" office:value="2979248" table:style-name="ce38">
            <text:p>2.979.24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43376410089162476" table:style-name="ce39">
            <text:p>4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0096" table:style-name="ce38">
            <text:p>290.096</text:p>
          </table:table-cell>
          <table:table-cell office:value-type="percentage" office:value="1" table:style-name="ce39">
            <text:p>100,0%</text:p>
          </table:table-cell>
          <table:table-cell office:value-type="float" office:value="419447" table:style-name="ce38">
            <text:p>419.447</text:p>
          </table:table-cell>
          <table:table-cell office:value-type="percentage" office:value="0.95794337028561505" table:style-name="ce39">
            <text:p>95,8%</text:p>
          </table:table-cell>
          <table:table-cell office:value-type="float" office:value="299737" table:style-name="ce38">
            <text:p>299.737</text:p>
          </table:table-cell>
          <table:table-cell office:value-type="percentage" office:value="0.5161400862365858" table:style-name="ce39">
            <text:p>51,6%</text:p>
          </table:table-cell>
          <table:table-cell office:value-type="float" office:value="573934" table:style-name="ce38">
            <text:p>573.934</text:p>
          </table:table-cell>
          <table:table-cell office:value-type="percentage" office:value="0.76287127791645737" table:style-name="ce39">
            <text:p>76,3%</text:p>
          </table:table-cell>
          <table:table-cell office:value-type="float" office:value="207638" table:style-name="ce38">
            <text:p>207.638</text:p>
          </table:table-cell>
          <table:table-cell office:value-type="percentage" office:value="0.24382447850368957" table:style-name="ce39">
            <text:p>24,4%</text:p>
          </table:table-cell>
          <table:table-cell office:value-type="float" office:value="66183" table:style-name="ce38">
            <text:p>66.183</text:p>
          </table:table-cell>
          <table:table-cell office:value-type="percentage" office:value="0.10201476973729844" table:style-name="ce39">
            <text:p>10,2%</text:p>
          </table:table-cell>
          <table:table-cell office:value-type="float" office:value="43024" table:style-name="ce38">
            <text:p>43.024</text:p>
          </table:table-cell>
          <table:table-cell office:value-type="percentage" office:value="8.3359489737002204E-2" table:style-name="ce39">
            <text:p>8,3%</text:p>
          </table:table-cell>
          <table:table-cell office:value-type="float" office:value="1629" table:style-name="ce38">
            <text:p>1.629</text:p>
          </table:table-cell>
          <table:table-cell office:value-type="percentage" office:value="3.8371756126172178E-3" table:style-name="ce39">
            <text:p>0,4%</text:p>
          </table:table-cell>
          <table:table-cell office:value-type="float" office:value="1901688" table:style-name="ce38">
            <text:p>1.901.68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42368394141508253" table:style-name="ce39">
            <text:p>4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55" table:style-name="ce38">
            <text:p>76.655</text:p>
          </table:table-cell>
          <table:table-cell office:value-type="percentage" office:value="1" table:style-name="ce39">
            <text:p>100,0%</text:p>
          </table:table-cell>
          <table:table-cell office:value-type="float" office:value="91047" table:style-name="ce38">
            <text:p>91.047</text:p>
          </table:table-cell>
          <table:table-cell office:value-type="percentage" office:value="0.99097696895816101" table:style-name="ce39">
            <text:p>99,1%</text:p>
          </table:table-cell>
          <table:table-cell office:value-type="float" office:value="85575" table:style-name="ce38">
            <text:p>85.575</text:p>
          </table:table-cell>
          <table:table-cell office:value-type="percentage" office:value="0.68297724606335353" table:style-name="ce39">
            <text:p>68,3%</text:p>
          </table:table-cell>
          <table:table-cell office:value-type="float" office:value="145791" table:style-name="ce38">
            <text:p>145.791</text:p>
          </table:table-cell>
          <table:table-cell office:value-type="percentage" office:value="0.8615674640695915" table:style-name="ce39">
            <text:p>86,2%</text:p>
          </table:table-cell>
          <table:table-cell office:value-type="float" office:value="62409" table:style-name="ce38">
            <text:p>62.409</text:p>
          </table:table-cell>
          <table:table-cell office:value-type="percentage" office:value="0.39129371637804555" table:style-name="ce39">
            <text:p>39,1%</text:p>
          </table:table-cell>
          <table:table-cell office:value-type="float" office:value="18545" table:style-name="ce38">
            <text:p>18.545</text:p>
          </table:table-cell>
          <table:table-cell office:value-type="percentage" office:value="0.13893571273383828" table:style-name="ce39">
            <text:p>13,9%</text:p>
          </table:table-cell>
          <table:table-cell office:value-type="float" office:value="8481" table:style-name="ce38">
            <text:p>8.481</text:p>
          </table:table-cell>
          <table:table-cell office:value-type="percentage" office:value="7.4841157783268622E-2" table:style-name="ce39">
            <text:p>7,5%</text:p>
          </table:table-cell>
          <table:table-cell office:value-type="float" office:value="331" table:style-name="ce38">
            <text:p>331</text:p>
          </table:table-cell>
          <table:table-cell office:value-type="percentage" office:value="3.9056047197640119E-3" table:style-name="ce39">
            <text:p>0,4%</text:p>
          </table:table-cell>
          <table:table-cell office:value-type="float" office:value="488834" table:style-name="ce38">
            <text:p>488.834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51270718463831377" table:style-name="ce39">
            <text:p>5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009" table:style-name="ce38">
            <text:p>239.009</text:p>
          </table:table-cell>
          <table:table-cell office:value-type="percentage" office:value="1" table:style-name="ce39">
            <text:p>100,0%</text:p>
          </table:table-cell>
          <table:table-cell office:value-type="float" office:value="287177" table:style-name="ce38">
            <text:p>287.177</text:p>
          </table:table-cell>
          <table:table-cell office:value-type="percentage" office:value="0.99107888543011158" table:style-name="ce39">
            <text:p>99,1%</text:p>
          </table:table-cell>
          <table:table-cell office:value-type="float" office:value="183234" table:style-name="ce38">
            <text:p>183.234</text:p>
          </table:table-cell>
          <table:table-cell office:value-type="percentage" office:value="0.52816298529661865" table:style-name="ce39">
            <text:p>52,8%</text:p>
          </table:table-cell>
          <table:table-cell office:value-type="float" office:value="362788" table:style-name="ce38">
            <text:p>362.788</text:p>
          </table:table-cell>
          <table:table-cell office:value-type="percentage" office:value="0.89381086947416655" table:style-name="ce39">
            <text:p>89,4%</text:p>
          </table:table-cell>
          <table:table-cell office:value-type="float" office:value="167934" table:style-name="ce38">
            <text:p>167.934</text:p>
          </table:table-cell>
          <table:table-cell office:value-type="percentage" office:value="0.37889450183993989" table:style-name="ce39">
            <text:p>37,9%</text:p>
          </table:table-cell>
          <table:table-cell office:value-type="float" office:value="36347" table:style-name="ce38">
            <text:p>36.347</text:p>
          </table:table-cell>
          <table:table-cell office:value-type="percentage" office:value="0.11238744867164696" table:style-name="ce39">
            <text:p>11,2%</text:p>
          </table:table-cell>
          <table:table-cell office:value-type="float" office:value="18745" table:style-name="ce38">
            <text:p>18.745</text:p>
          </table:table-cell>
          <table:table-cell office:value-type="percentage" office:value="8.1153861140093778E-2" table:style-name="ce39">
            <text:p>8,1%</text:p>
          </table:table-cell>
          <table:table-cell office:value-type="float" office:value="319" table:style-name="ce38">
            <text:p>319</text:p>
          </table:table-cell>
          <table:table-cell office:value-type="percentage" office:value="1.7721533051492443E-3" table:style-name="ce39">
            <text:p>0,2%</text:p>
          </table:table-cell>
          <table:table-cell office:value-type="float" office:value="1295553" table:style-name="ce38">
            <text:p>1.295.553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52782830861068475" table:style-name="ce39">
            <text:p>5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37" table:style-name="ce38">
            <text:p>23.037</text:p>
          </table:table-cell>
          <table:table-cell office:value-type="percentage" office:value="1" table:style-name="ce39">
            <text:p>100,0%</text:p>
          </table:table-cell>
          <table:table-cell office:value-type="float" office:value="28312" table:style-name="ce38">
            <text:p>28.312</text:p>
          </table:table-cell>
          <table:table-cell office:value-type="percentage" office:value="1" table:style-name="ce39">
            <text:p>100,0%</text:p>
          </table:table-cell>
          <table:table-cell office:value-type="float" office:value="26393" table:style-name="ce38">
            <text:p>26.393</text:p>
          </table:table-cell>
          <table:table-cell office:value-type="percentage" office:value="0.6997454796118564" table:style-name="ce39">
            <text:p>70,0%</text:p>
          </table:table-cell>
          <table:table-cell office:value-type="float" office:value="39989" table:style-name="ce38">
            <text:p>39.989</text:p>
          </table:table-cell>
          <table:table-cell office:value-type="percentage" office:value="0.83897700570661293" table:style-name="ce39">
            <text:p>83,9%</text:p>
          </table:table-cell>
          <table:table-cell office:value-type="float" office:value="14302" table:style-name="ce38">
            <text:p>14.302</text:p>
          </table:table-cell>
          <table:table-cell office:value-type="percentage" office:value="0.27011917577955313" table:style-name="ce39">
            <text:p>27,0%</text:p>
          </table:table-cell>
          <table:table-cell office:value-type="float" office:value="4897" table:style-name="ce38">
            <text:p>4.897</text:p>
          </table:table-cell>
          <table:table-cell office:value-type="percentage" office:value="0.12454538518273608" table:style-name="ce39">
            <text:p>12,5%</text:p>
          </table:table-cell>
          <table:table-cell office:value-type="float" office:value="3281" table:style-name="ce38">
            <text:p>3.281</text:p>
          </table:table-cell>
          <table:table-cell office:value-type="percentage" office:value="0.10772210913388928" table:style-name="ce39">
            <text:p>10,8%</text:p>
          </table:table-cell>
          <table:table-cell office:value-type="float" office:value="144" table:style-name="ce38">
            <text:p>144</text:p>
          </table:table-cell>
          <table:table-cell office:value-type="percentage" office:value="5.6399812000626666E-3" table:style-name="ce39">
            <text:p>0,6%</text:p>
          </table:table-cell>
          <table:table-cell office:value-type="float" office:value="140355" table:style-name="ce38">
            <text:p>140.355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49425995703771525" table:style-name="ce39">
            <text:p>49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6980" table:style-name="ce38">
            <text:p>366.980</text:p>
          </table:table-cell>
          <table:table-cell office:value-type="percentage" office:value="1" table:style-name="ce39">
            <text:p>100,0%</text:p>
          </table:table-cell>
          <table:table-cell office:value-type="float" office:value="500620" table:style-name="ce38">
            <text:p>500.620</text:p>
          </table:table-cell>
          <table:table-cell office:value-type="percentage" office:value="0.95160250987965733" table:style-name="ce39">
            <text:p>95,2%</text:p>
          </table:table-cell>
          <table:table-cell office:value-type="float" office:value="445376" table:style-name="ce38">
            <text:p>445.376</text:p>
          </table:table-cell>
          <table:table-cell office:value-type="percentage" office:value="0.63324532256161115" table:style-name="ce39">
            <text:p>63,3%</text:p>
          </table:table-cell>
          <table:table-cell office:value-type="float" office:value="777358" table:style-name="ce38">
            <text:p>777.358</text:p>
          </table:table-cell>
          <table:table-cell office:value-type="percentage" office:value="0.79910730347878201" table:style-name="ce39">
            <text:p>79,9%</text:p>
          </table:table-cell>
          <table:table-cell office:value-type="float" office:value="289207" table:style-name="ce38">
            <text:p>289.207</text:p>
          </table:table-cell>
          <table:table-cell office:value-type="percentage" office:value="0.24803961676576861" table:style-name="ce39">
            <text:p>24,8%</text:p>
          </table:table-cell>
          <table:table-cell office:value-type="float" office:value="119597" table:style-name="ce38">
            <text:p>119.597</text:p>
          </table:table-cell>
          <table:table-cell office:value-type="percentage" office:value="0.12593930331494041" table:style-name="ce39">
            <text:p>12,6%</text:p>
          </table:table-cell>
          <table:table-cell office:value-type="float" office:value="79153" table:style-name="ce38">
            <text:p>79.153</text:p>
          </table:table-cell>
          <table:table-cell office:value-type="percentage" office:value="0.10660695646318058" table:style-name="ce39">
            <text:p>10,7%</text:p>
          </table:table-cell>
          <table:table-cell office:value-type="float" office:value="3885" table:style-name="ce38">
            <text:p>3.885</text:p>
          </table:table-cell>
          <table:table-cell office:value-type="percentage" office:value="7.018437625329243E-3" table:style-name="ce39">
            <text:p>0,7%</text:p>
          </table:table-cell>
          <table:table-cell office:value-type="float" office:value="2582176" table:style-name="ce38">
            <text:p>2.582.17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43195102256848811" table:style-name="ce39">
            <text:p>4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078" table:style-name="ce38">
            <text:p>72.078</text:p>
          </table:table-cell>
          <table:table-cell office:value-type="percentage" office:value="1" table:style-name="ce39">
            <text:p>100,0%</text:p>
          </table:table-cell>
          <table:table-cell office:value-type="float" office:value="97862" table:style-name="ce38">
            <text:p>97.862</text:p>
          </table:table-cell>
          <table:table-cell office:value-type="percentage" office:value="0.95104908696877521" table:style-name="ce39">
            <text:p>95,1%</text:p>
          </table:table-cell>
          <table:table-cell office:value-type="float" office:value="67750" table:style-name="ce38">
            <text:p>67.750</text:p>
          </table:table-cell>
          <table:table-cell office:value-type="percentage" office:value="0.46116983983282167" table:style-name="ce39">
            <text:p>46,1%</text:p>
          </table:table-cell>
          <table:table-cell office:value-type="float" office:value="173515" table:style-name="ce38">
            <text:p>173.515</text:p>
          </table:table-cell>
          <table:table-cell office:value-type="percentage" office:value="0.81364650935964289" table:style-name="ce39">
            <text:p>81,4%</text:p>
          </table:table-cell>
          <table:table-cell office:value-type="float" office:value="113332" table:style-name="ce38">
            <text:p>113.332</text:p>
          </table:table-cell>
          <table:table-cell office:value-type="percentage" office:value="0.44591335277013816" table:style-name="ce39">
            <text:p>44,6%</text:p>
          </table:table-cell>
          <table:table-cell office:value-type="float" office:value="22434" table:style-name="ce38">
            <text:p>22.434</text:p>
          </table:table-cell>
          <table:table-cell office:value-type="percentage" office:value="0.10733817217934671" table:style-name="ce39">
            <text:p>10,7%</text:p>
          </table:table-cell>
          <table:table-cell office:value-type="float" office:value="16507" table:style-name="ce38">
            <text:p>16.507</text:p>
          </table:table-cell>
          <table:table-cell office:value-type="percentage" office:value="9.5832752775068503E-2" table:style-name="ce39">
            <text:p>9,6%</text:p>
          </table:table-cell>
          <table:table-cell office:value-type="float" office:value="845" table:style-name="ce38">
            <text:p>845</text:p>
          </table:table-cell>
          <table:table-cell office:value-type="percentage" office:value="5.9551496187294738E-3" table:style-name="ce39">
            <text:p>0,6%</text:p>
          </table:table-cell>
          <table:table-cell office:value-type="float" office:value="564323" table:style-name="ce38">
            <text:p>564.32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43073586960752958" table:style-name="ce39">
            <text:p>4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63" table:style-name="ce38">
            <text:p>41.863</text:p>
          </table:table-cell>
          <table:table-cell office:value-type="percentage" office:value="1" table:style-name="ce39">
            <text:p>100,0%</text:p>
          </table:table-cell>
          <table:table-cell office:value-type="float" office:value="55355" table:style-name="ce38">
            <text:p>55.355</text:p>
          </table:table-cell>
          <table:table-cell office:value-type="percentage" office:value="0.99216733581875538" table:style-name="ce39">
            <text:p>99,2%</text:p>
          </table:table-cell>
          <table:table-cell office:value-type="float" office:value="34741" table:style-name="ce38">
            <text:p>34.741</text:p>
          </table:table-cell>
          <table:table-cell office:value-type="percentage" office:value="0.47046476355560368" table:style-name="ce39">
            <text:p>47,0%</text:p>
          </table:table-cell>
          <table:table-cell office:value-type="float" office:value="84851" table:style-name="ce38">
            <text:p>84.851</text:p>
          </table:table-cell>
          <table:table-cell office:value-type="percentage" office:value="0.87752083893519761" table:style-name="ce39">
            <text:p>87,8%</text:p>
          </table:table-cell>
          <table:table-cell office:value-type="float" office:value="49206" table:style-name="ce38">
            <text:p>49.206</text:p>
          </table:table-cell>
          <table:table-cell office:value-type="percentage" office:value="0.45560267402455512" table:style-name="ce39">
            <text:p>45,6%</text:p>
          </table:table-cell>
          <table:table-cell office:value-type="float" office:value="11430" table:style-name="ce38">
            <text:p>11.430</text:p>
          </table:table-cell>
          <table:table-cell office:value-type="percentage" office:value="0.14051954119078938" table:style-name="ce39">
            <text:p>14,1%</text:p>
          </table:table-cell>
          <table:table-cell office:value-type="float" office:value="7705" table:style-name="ce38">
            <text:p>7.705</text:p>
          </table:table-cell>
          <table:table-cell office:value-type="percentage" office:value="0.11309759713476301" table:style-name="ce39">
            <text:p>11,3%</text:p>
          </table:table-cell>
          <table:table-cell office:value-type="float" office:value="329" table:style-name="ce38">
            <text:p>329</text:p>
          </table:table-cell>
          <table:table-cell office:value-type="percentage" office:value="5.8345747322125271E-3" table:style-name="ce39">
            <text:p>0,6%</text:p>
          </table:table-cell>
          <table:table-cell office:value-type="float" office:value="285480" table:style-name="ce38">
            <text:p>285.48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49106052422448282" table:style-name="ce39">
            <text:p>49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59915" table:style-name="ce38">
            <text:p>159.915</text:p>
          </table:table-cell>
          <table:table-cell office:value-type="percentage" office:value="1.0124406457739792" table:style-name="ce39">
            <text:p>101,2%</text:p>
          </table:table-cell>
          <table:table-cell office:value-type="float" office:value="208270" table:style-name="ce38">
            <text:p>208.270</text:p>
          </table:table-cell>
          <table:table-cell office:value-type="percentage" office:value="0.97742173164195778" table:style-name="ce39">
            <text:p>97,7%</text:p>
          </table:table-cell>
          <table:table-cell office:value-type="float" office:value="150922" table:style-name="ce38">
            <text:p>150.922</text:p>
          </table:table-cell>
          <table:table-cell office:value-type="percentage" office:value="0.53877816213823415" table:style-name="ce39">
            <text:p>53,9%</text:p>
          </table:table-cell>
          <table:table-cell office:value-type="float" office:value="283399" table:style-name="ce38">
            <text:p>283.399</text:p>
          </table:table-cell>
          <table:table-cell office:value-type="percentage" office:value="0.8335828600170011" table:style-name="ce39">
            <text:p>83,4%</text:p>
          </table:table-cell>
          <table:table-cell office:value-type="float" office:value="97828" table:style-name="ce38">
            <text:p>97.828</text:p>
          </table:table-cell>
          <table:table-cell office:value-type="percentage" office:value="0.27014384217953075" table:style-name="ce39">
            <text:p>27,0%</text:p>
          </table:table-cell>
          <table:table-cell office:value-type="float" office:value="37261" table:style-name="ce38">
            <text:p>37.261</text:p>
          </table:table-cell>
          <table:table-cell office:value-type="percentage" office:value="0.14301286160058033" table:style-name="ce39">
            <text:p>14,3%</text:p>
          </table:table-cell>
          <table:table-cell office:value-type="float" office:value="26996" table:style-name="ce38">
            <text:p>26.996</text:p>
          </table:table-cell>
          <table:table-cell office:value-type="percentage" office:value="0.13395258368315024" table:style-name="ce39">
            <text:p>13,4%</text:p>
          </table:table-cell>
          <table:table-cell office:value-type="float" office:value="1209" table:style-name="ce38">
            <text:p>1.209</text:p>
          </table:table-cell>
          <table:table-cell office:value-type="percentage" office:value="7.1705633251485709E-3" table:style-name="ce39">
            <text:p>0,7%</text:p>
          </table:table-cell>
          <table:table-cell office:value-type="float" office:value="965800" table:style-name="ce38">
            <text:p>965.80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48680834076382234" table:style-name="ce39">
            <text:p>48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30" table:style-name="ce38">
            <text:p>2.330</text:p>
          </table:table-cell>
          <table:table-cell office:value-type="percentage" office:value="0.89443378119001915" table:style-name="ce39">
            <text:p>89,4%</text:p>
          </table:table-cell>
          <table:table-cell office:value-type="float" office:value="3742" table:style-name="ce38">
            <text:p>3.742</text:p>
          </table:table-cell>
          <table:table-cell office:value-type="percentage" office:value="0.8666049096804076" table:style-name="ce39">
            <text:p>86,7%</text:p>
          </table:table-cell>
          <table:table-cell office:value-type="float" office:value="4100" table:style-name="ce38">
            <text:p>4.100</text:p>
          </table:table-cell>
          <table:table-cell office:value-type="percentage" office:value="0.52182766959399263" table:style-name="ce39">
            <text:p>52,2%</text:p>
          </table:table-cell>
          <table:table-cell office:value-type="float" office:value="9213" table:style-name="ce38">
            <text:p>9.213</text:p>
          </table:table-cell>
          <table:table-cell office:value-type="percentage" office:value="0.79724818276220144" table:style-name="ce39">
            <text:p>79,7%</text:p>
          </table:table-cell>
          <table:table-cell office:value-type="float" office:value="8604" table:style-name="ce38">
            <text:p>8.604</text:p>
          </table:table-cell>
          <table:table-cell office:value-type="percentage" office:value="0.68058851447555768" table:style-name="ce39">
            <text:p>68,1%</text:p>
          </table:table-cell>
          <table:table-cell office:value-type="float" office:value="2507" table:style-name="ce38">
            <text:p>2.507</text:p>
          </table:table-cell>
          <table:table-cell office:value-type="percentage" office:value="0.21077854380359845" table:style-name="ce39">
            <text:p>21,1%</text:p>
          </table:table-cell>
          <table:table-cell office:value-type="float" office:value="1311" table:style-name="ce38">
            <text:p>1.311</text:p>
          </table:table-cell>
          <table:table-cell office:value-type="percentage" office:value="0.11954043950031915" table:style-name="ce39">
            <text:p>12,0%</text:p>
          </table:table-cell>
          <table:table-cell office:value-type="float" office:value="118" table:style-name="ce38">
            <text:p>118</text:p>
          </table:table-cell>
          <table:table-cell office:value-type="percentage" office:value="1.2930089853166776E-2" table:style-name="ce39">
            <text:p>1,3%</text:p>
          </table:table-cell>
          <table:table-cell office:value-type="float" office:value="31925" table:style-name="ce38">
            <text:p>31.92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44986965405481577" table:style-name="ce39">
            <text:p>45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890" table:style-name="ce38">
            <text:p>1.890</text:p>
          </table:table-cell>
          <table:table-cell office:value-type="percentage" office:value="0.8045977011494253" table:style-name="ce39">
            <text:p>80,5%</text:p>
          </table:table-cell>
          <table:table-cell office:value-type="float" office:value="3093" table:style-name="ce38">
            <text:p>3.093</text:p>
          </table:table-cell>
          <table:table-cell office:value-type="percentage" office:value="0.82524012806830305" table:style-name="ce39">
            <text:p>82,5%</text:p>
          </table:table-cell>
          <table:table-cell office:value-type="float" office:value="5222" table:style-name="ce38">
            <text:p>5.222</text:p>
          </table:table-cell>
          <table:table-cell office:value-type="percentage" office:value="0.66717771815510407" table:style-name="ce39">
            <text:p>66,7%</text:p>
          </table:table-cell>
          <table:table-cell office:value-type="float" office:value="8494" table:style-name="ce38">
            <text:p>8.494</text:p>
          </table:table-cell>
          <table:table-cell office:value-type="percentage" office:value="0.75174794229577835" table:style-name="ce39">
            <text:p>75,2%</text:p>
          </table:table-cell>
          <table:table-cell office:value-type="float" office:value="8220" table:style-name="ce38">
            <text:p>8.220</text:p>
          </table:table-cell>
          <table:table-cell office:value-type="percentage" office:value="0.68488585235794031" table:style-name="ce39">
            <text:p>68,5%</text:p>
          </table:table-cell>
          <table:table-cell office:value-type="float" office:value="2940" table:style-name="ce38">
            <text:p>2.940</text:p>
          </table:table-cell>
          <table:table-cell office:value-type="percentage" office:value="0.24231434929531032" table:style-name="ce39">
            <text:p>24,2%</text:p>
          </table:table-cell>
          <table:table-cell office:value-type="float" office:value="1253" table:style-name="ce38">
            <text:p>1.253</text:p>
          </table:table-cell>
          <table:table-cell office:value-type="percentage" office:value="0.10446019174656107" table:style-name="ce39">
            <text:p>10,4%</text:p>
          </table:table-cell>
          <table:table-cell office:value-type="float" office:value="23" table:style-name="ce38">
            <text:p>23</text:p>
          </table:table-cell>
          <table:table-cell office:value-type="percentage" office:value="2.4023396699394193E-3" table:style-name="ce39">
            <text:p>0,2%</text:p>
          </table:table-cell>
          <table:table-cell office:value-type="float" office:value="31135" table:style-name="ce38">
            <text:p>31.135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43897246464674949" table:style-name="ce39">
            <text:p>43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0" table:style-name="ce38">
            <text:p>20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2671" table:style-name="ce38">
            <text:p>2.671</text:p>
          </table:table-cell>
          <table:table-cell office:value-type="string" table:style-name="ce39">
            <text:p>-</text:p>
          </table:table-cell>
          <table:table-cell office:value-type="float" office:value="7744" table:style-name="ce38">
            <text:p>7.744</text:p>
          </table:table-cell>
          <table:table-cell office:value-type="string" table:style-name="ce39">
            <text:p>-</text:p>
          </table:table-cell>
          <table:table-cell office:value-type="float" office:value="16600" table:style-name="ce38">
            <text:p>16.600</text:p>
          </table:table-cell>
          <table:table-cell office:value-type="string" table:style-name="ce39">
            <text:p>-</text:p>
          </table:table-cell>
          <table:table-cell office:value-type="float" office:value="21328" table:style-name="ce38">
            <text:p>21.328</text:p>
          </table:table-cell>
          <table:table-cell office:value-type="string" table:style-name="ce39">
            <text:p>-</text:p>
          </table:table-cell>
          <table:table-cell office:value-type="float" office:value="14759" table:style-name="ce38">
            <text:p>14.759</text:p>
          </table:table-cell>
          <table:table-cell office:value-type="string" table:style-name="ce39">
            <text:p>-</text:p>
          </table:table-cell>
          <table:table-cell office:value-type="float" office:value="476" table:style-name="ce38">
            <text:p>476</text:p>
          </table:table-cell>
          <table:table-cell office:value-type="string" table:style-name="ce39">
            <text:p>-</text:p>
          </table:table-cell>
          <table:table-cell office:value-type="float" office:value="63611" table:style-name="ce38">
            <text:p>63.611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4" table:style-name="ce46">
            <text:p>4</text:p>
          </table:table-cell>
          <table:table-cell office:value-type="string" table:style-name="ce47">
            <text:p>-</text:p>
          </table:table-cell>
          <table:table-cell office:value-type="float" office:value="4" table:style-name="ce46">
            <text:p>4</text:p>
          </table:table-cell>
          <table:table-cell office:value-type="string" table:style-name="ce47">
            <text:p>-</text:p>
          </table:table-cell>
          <table:table-cell office:value-type="float" office:value="41" table:style-name="ce46">
            <text:p>41</text:p>
          </table:table-cell>
          <table:table-cell office:value-type="string" table:style-name="ce47">
            <text:p>-</text:p>
          </table:table-cell>
          <table:table-cell office:value-type="float" office:value="191" table:style-name="ce46">
            <text:p>191</text:p>
          </table:table-cell>
          <table:table-cell office:value-type="string" table:style-name="ce47">
            <text:p>-</text:p>
          </table:table-cell>
          <table:table-cell office:value-type="float" office:value="247" table:style-name="ce46">
            <text:p>247</text:p>
          </table:table-cell>
          <table:table-cell office:value-type="string" table:style-name="ce47">
            <text:p>-</text:p>
          </table:table-cell>
          <table:table-cell office:value-type="float" office:value="206" table:style-name="ce46">
            <text:p>206</text:p>
          </table:table-cell>
          <table:table-cell office:value-type="string" table:style-name="ce47">
            <text:p>-</text:p>
          </table:table-cell>
          <table:table-cell office:value-type="float" office:value="122" table:style-name="ce46">
            <text:p>122</text:p>
          </table:table-cell>
          <table:table-cell office:value-type="string" table:style-name="ce47">
            <text:p>-</text:p>
          </table:table-cell>
          <table:table-cell office:value-type="float" office:value="8" table:style-name="ce46">
            <text:p>8</text:p>
          </table:table-cell>
          <table:table-cell office:value-type="string" table:style-name="ce47">
            <text:p>-</text:p>
          </table:table-cell>
          <table:table-cell office:value-type="float" office:value="823" table:style-name="ce46">
            <text:p>82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table:style-name="ce41"/>
          <table:table-cell table:number-columns-repeated="20" table:style-name="ce21"/>
          <table:table-cell table:number-columns-repeated="16343" table:style-name="ce41"/>
        </table:table-row>
        <table:table-row table:style-name="ro8">
          <table:table-cell office:value-type="string" table:style-name="ce42">
            <text:p>Total España</text:p>
          </table:table-cell>
          <table:table-cell office:value-type="float" office:value="2873485" table:style-name="ce43">
            <text:p>2.873.485</text:p>
          </table:table-cell>
          <table:table-cell office:value-type="percentage" office:value="1" table:style-name="ce44">
            <text:p>100,0%</text:p>
          </table:table-cell>
          <table:table-cell office:value-type="float" office:value="3841790" table:style-name="ce43">
            <text:p>3.841.790</text:p>
          </table:table-cell>
          <table:table-cell office:value-type="percentage" office:value="0.97013796560392618" table:style-name="ce44">
            <text:p>97,0%</text:p>
          </table:table-cell>
          <table:table-cell office:value-type="float" office:value="2898640" table:style-name="ce43">
            <text:p>2.898.640</text:p>
          </table:table-cell>
          <table:table-cell office:value-type="percentage" office:value="0.54312302861577677" table:style-name="ce44">
            <text:p>54,3%</text:p>
          </table:table-cell>
          <table:table-cell office:value-type="float" office:value="5562790" table:style-name="ce43">
            <text:p>5.562.790</text:p>
          </table:table-cell>
          <table:table-cell office:value-type="percentage" office:value="0.7909210832004181" table:style-name="ce44">
            <text:p>79,1%</text:p>
          </table:table-cell>
          <table:table-cell office:value-type="float" office:value="2620273" table:style-name="ce43">
            <text:p>2.620.273</text:p>
          </table:table-cell>
          <table:table-cell office:value-type="percentage" office:value="0.33202741044208645" table:style-name="ce44">
            <text:p>33,2%</text:p>
          </table:table-cell>
          <table:table-cell office:value-type="float" office:value="792255" table:style-name="ce43">
            <text:p>792.255</text:p>
          </table:table-cell>
          <table:table-cell office:value-type="percentage" office:value="0.12715951119052812" table:style-name="ce44">
            <text:p>12,7%</text:p>
          </table:table-cell>
          <table:table-cell office:value-type="float" office:value="520052" table:style-name="ce43">
            <text:p>520.052</text:p>
          </table:table-cell>
          <table:table-cell office:value-type="percentage" office:value="0.10517489645353352" table:style-name="ce44">
            <text:p>10,5%</text:p>
          </table:table-cell>
          <table:table-cell office:value-type="float" office:value="26163" table:style-name="ce43">
            <text:p>26.163</text:p>
          </table:table-cell>
          <table:table-cell office:value-type="percentage" office:value="6.727979579734646E-3" table:style-name="ce44">
            <text:p>0,7%</text:p>
          </table:table-cell>
          <table:table-cell office:value-type="float" office:value="19135448" table:style-name="ce43">
            <text:p>19.135.448</text:p>
          </table:table-cell>
          <table:table-cell office:value-type="float" office:value="42119827" table:style-name="ce43">
            <text:p>42.119.827</text:p>
          </table:table-cell>
          <table:table-cell office:value-type="percentage" office:value="0.4543097482332964" table:style-name="ce44">
            <text:p>45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5"/>
          <table:table-cell table:style-name="ce21"/>
          <table:table-cell table:style-name="ce45"/>
          <table:table-cell table:style-name="ce41"/>
          <table:table-cell table:style-name="ce45"/>
          <table:table-cell table:style-name="ce21"/>
          <table:table-cell table:style-name="ce45"/>
          <table:table-cell table:number-columns-repeated="2" table:style-name="ce21"/>
          <table:table-cell table:style-name="ce45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05T15:01:18Z</meta:creation-date>
    <dc:date>2021-07-05T15:01:33Z</dc:date>
  </office:meta>
</office:document-meta>
</file>